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110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/>
    <style:style style:name="ce5" style:family="table-cell" style:parent-style-name="Default" style:data-style-name="N0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okup Table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1022" table:default-cell-style-name="ce3"/>
        <table:table-row table:style-name="ro1"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Game Uses</text:p>
          </table:table-cell>
          <table:table-cell table:style-name="ce1" office:value-type="string" calcext:value-type="string">
            <text:p>Std Byte</text:p>
          </table:table-cell>
          <table:table-cell table:style-name="ce1" office:value-type="string" calcext:value-type="string">
            <text:p>Byte Shift</text:p>
          </table:table-cell>
          <table:table-cell table:style-name="ce1" table:number-columns-repeated="1016"/>
          <table:table-cell table:number-columns-repeated="4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table:style-name="ce2" table:formula="of:=DEC2HEX((HEX2DEC([.C2])+[.D2]);2)" office:value-type="string" office:string-value="04" calcext:value-type="string">
            <text:p>04</text:p>
          </table:table-cell>
          <table:table-cell table:formula="of:=DEC2HEX(UNICODE([.A2]);4)" office:value-type="string" office:string-value="0020" calcext:value-type="string">
            <text:p>0020</text:p>
          </table:table-cell>
          <table:table-cell table:style-name="ce2" office:value-type="float" office:value="-28" calcext:value-type="float">
            <text:p>-28</text:p>
          </table:table-cell>
          <table:table-cell table:style-name="ce1" table:number-columns-repeated="1016"/>
          <table:table-cell table:number-columns-repeated="4"/>
        </table:table-row>
        <table:table-row table:style-name="ro1">
          <table:table-cell table:style-name="ce2" table:formula="of:=&quot;-&quot;" office:value-type="string" office:string-value="-" calcext:value-type="string">
            <text:p>-</text:p>
          </table:table-cell>
          <table:table-cell table:style-name="ce2" table:formula="of:=DEC2HEX((HEX2DEC([.C3])+[.D3]);2)" office:value-type="string" office:string-value="A5" calcext:value-type="string">
            <text:p>A5</text:p>
          </table:table-cell>
          <table:table-cell table:formula="of:=DEC2HEX(UNICODE([.A3]);4)" office:value-type="string" office:string-value="002D" calcext:value-type="string">
            <text:p>002D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1" table:number-columns-repeated="1015"/>
          <table:table-cell table:number-columns-repeated="4"/>
        </table:table-row>
        <table:table-row table:style-name="ro1">
          <table:table-cell table:style-name="ce2" office:value-type="string" calcext:value-type="string">
            <text:p>!</text:p>
          </table:table-cell>
          <table:table-cell table:style-name="ce2" table:formula="of:=DEC2HEX((HEX2DEC([.C4])+[.D4]);2)" office:value-type="string" office:string-value="99" calcext:value-type="string">
            <text:p>99</text:p>
          </table:table-cell>
          <table:table-cell table:formula="of:=DEC2HEX(UNICODE([.A4]);4)" office:value-type="string" office:string-value="0021" calcext:value-type="string">
            <text:p>0021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1" table:number-columns-repeated="1015"/>
          <table:table-cell table:number-columns-repeated="4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 table:formula="of:=DEC2HEX((HEX2DEC([.C5])+[.D5]);2)" office:value-type="string" office:string-value="9A" calcext:value-type="string">
            <text:p>9A</text:p>
          </table:table-cell>
          <table:table-cell table:formula="of:=DEC2HEX(UNICODE([.A5]);4)" office:value-type="string" office:string-value="003F" calcext:value-type="string">
            <text:p>003F</text:p>
          </table:table-cell>
          <table:table-cell table:style-name="ce2" office:value-type="float" office:value="91" calcext:value-type="float">
            <text:p>91</text:p>
          </table:table-cell>
          <table:table-cell table:style-name="ce2"/>
          <table:table-cell table:style-name="ce1" table:number-columns-repeated="1015"/>
          <table:table-cell table:number-columns-repeated="4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formula="of:=DEC2HEX((HEX2DEC([.C6])+[.D6]);2)" office:value-type="string" office:string-value="9B" calcext:value-type="string">
            <text:p>9B</text:p>
          </table:table-cell>
          <table:table-cell table:formula="of:=DEC2HEX(UNICODE([.A6]);4)" office:value-type="string" office:string-value="0023" calcext:value-type="string">
            <text:p>0023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1" table:number-columns-repeated="1015"/>
          <table:table-cell table:number-columns-repeated="4"/>
        </table:table-row>
        <table:table-row table:style-name="ro1">
          <table:table-cell table:style-name="ce2" table:formula="of:=&quot;(&quot;" office:value-type="string" office:string-value="(" calcext:value-type="string">
            <text:p>(</text:p>
          </table:table-cell>
          <table:table-cell table:style-name="ce2" table:formula="of:=DEC2HEX((HEX2DEC([.C7])+[.D7]);2)" office:value-type="string" office:string-value="A0" calcext:value-type="string">
            <text:p>A0</text:p>
          </table:table-cell>
          <table:table-cell table:formula="of:=DEC2HEX(UNICODE([.A7]);4)" office:value-type="string" office:string-value="0028" calcext:value-type="string">
            <text:p>0028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1" table:number-columns-repeated="1015"/>
          <table:table-cell table:number-columns-repeated="4"/>
        </table:table-row>
        <table:table-row table:style-name="ro1">
          <table:table-cell table:style-name="ce2" table:formula="of:=&quot;)&quot;" office:value-type="string" office:string-value=")" calcext:value-type="string">
            <text:p>)</text:p>
          </table:table-cell>
          <table:table-cell table:style-name="ce2" table:formula="of:=DEC2HEX((HEX2DEC([.C8])+[.D8]);2)" office:value-type="string" office:string-value="A1" calcext:value-type="string">
            <text:p>A1</text:p>
          </table:table-cell>
          <table:table-cell table:formula="of:=DEC2HEX(UNICODE([.A8]);4)" office:value-type="string" office:string-value="0029" calcext:value-type="string">
            <text:p>0029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1" table:number-columns-repeated="1015"/>
          <table:table-cell table:number-columns-repeated="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table:formula="of:=DEC2HEX((HEX2DEC([.C9])+[.D9]);2)" office:value-type="string" office:string-value="85" calcext:value-type="string">
            <text:p>85</text:p>
          </table:table-cell>
          <table:table-cell table:formula="of:=DEC2HEX(UNICODE([.A9]);4)" office:value-type="string" office:string-value="0030" calcext:value-type="string">
            <text:p>0030</text:p>
          </table:table-cell>
          <table:table-cell table:style-name="ce2" office:value-type="float" office:value="85" calcext:value-type="float">
            <text:p>85</text:p>
          </table:table-cell>
          <table:table-cell table:style-name="ce1" table:number-columns-repeated="1016"/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DEC2HEX((HEX2DEC([.C10])+[.D10]);2)" office:value-type="string" office:string-value="86" calcext:value-type="string">
            <text:p>86</text:p>
          </table:table-cell>
          <table:table-cell table:formula="of:=DEC2HEX(UNICODE([.A10]);4)" office:value-type="string" office:string-value="0031" calcext:value-type="string">
            <text:p>0031</text:p>
          </table:table-cell>
          <table:table-cell table:style-name="ce2" office:value-type="float" office:value="85" calcext:value-type="float">
            <text:p>85</text:p>
          </table:table-cell>
          <table:table-cell table:style-name="ce1" table:number-columns-repeated="1016"/>
          <table:table-cell table:number-columns-repeated="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DEC2HEX((HEX2DEC([.C11])+[.D11]);2)" office:value-type="string" office:string-value="87" calcext:value-type="string">
            <text:p>87</text:p>
          </table:table-cell>
          <table:table-cell table:formula="of:=DEC2HEX(UNICODE([.A11]);4)" office:value-type="string" office:string-value="0032" calcext:value-type="string">
            <text:p>0032</text:p>
          </table:table-cell>
          <table:table-cell table:style-name="ce2" office:value-type="float" office:value="85" calcext:value-type="float">
            <text:p>85</text:p>
          </table:table-cell>
          <table:table-cell table:style-name="ce1" table:number-columns-repeated="1016"/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DEC2HEX((HEX2DEC([.C12])+[.D12]);2)" office:value-type="string" office:string-value="88" calcext:value-type="string">
            <text:p>88</text:p>
          </table:table-cell>
          <table:table-cell table:formula="of:=DEC2HEX(UNICODE([.A12]);4)" office:value-type="string" office:string-value="0033" calcext:value-type="string">
            <text:p>0033</text:p>
          </table:table-cell>
          <table:table-cell table:style-name="ce2" office:value-type="float" office:value="85" calcext:value-type="float">
            <text:p>85</text:p>
          </table:table-cell>
          <table:table-cell table:style-name="ce1" table:number-columns-repeated="1016"/>
          <table:table-cell table:number-columns-repeated="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DEC2HEX((HEX2DEC([.C13])+[.D13]);2)" office:value-type="string" office:string-value="89" calcext:value-type="string">
            <text:p>89</text:p>
          </table:table-cell>
          <table:table-cell table:formula="of:=DEC2HEX(UNICODE([.A13]);4)" office:value-type="string" office:string-value="0034" calcext:value-type="string">
            <text:p>0034</text:p>
          </table:table-cell>
          <table:table-cell table:style-name="ce2" office:value-type="float" office:value="85" calcext:value-type="float">
            <text:p>85</text:p>
          </table:table-cell>
          <table:table-cell table:style-name="ce1" table:number-columns-repeated="1016"/>
          <table:table-cell table:number-columns-repeated="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DEC2HEX((HEX2DEC([.C14])+[.D14]);2)" office:value-type="string" office:string-value="8A" calcext:value-type="string">
            <text:p>8A</text:p>
          </table:table-cell>
          <table:table-cell table:formula="of:=DEC2HEX(UNICODE([.A14]);4)" office:value-type="string" office:string-value="0035" calcext:value-type="string">
            <text:p>0035</text:p>
          </table:table-cell>
          <table:table-cell table:style-name="ce2" office:value-type="float" office:value="85" calcext:value-type="float">
            <text:p>85</text:p>
          </table:table-cell>
          <table:table-cell table:style-name="ce1" table:number-columns-repeated="1016"/>
          <table:table-cell table:number-columns-repeated="4"/>
        </table:table-row>
        <table:table-row table:style-name="ro1">
          <table:table-cell table:style-name="ce2" table:formula="of:=&quot;6&quot;" office:value-type="string" office:string-value="6" calcext:value-type="string">
            <text:p>6</text:p>
          </table:table-cell>
          <table:table-cell table:style-name="ce2" table:formula="of:=DEC2HEX((HEX2DEC([.C15])+[.D15]);2)" office:value-type="string" office:string-value="8B" calcext:value-type="string">
            <text:p>8B</text:p>
          </table:table-cell>
          <table:table-cell table:formula="of:=DEC2HEX(UNICODE([.A15]);4)" office:value-type="string" office:string-value="0036" calcext:value-type="string">
            <text:p>0036</text:p>
          </table:table-cell>
          <table:table-cell table:style-name="ce2" office:value-type="float" office:value="85" calcext:value-type="float">
            <text:p>85</text:p>
          </table:table-cell>
          <table:table-cell table:style-name="ce1" table:number-columns-repeated="1016"/>
          <table:table-cell table:number-columns-repeated="4"/>
        </table:table-row>
        <table:table-row table:style-name="ro1">
          <table:table-cell table:style-name="ce2" table:formula="of:=&quot;7&quot;" office:value-type="string" office:string-value="7" calcext:value-type="string">
            <text:p>7</text:p>
          </table:table-cell>
          <table:table-cell table:style-name="ce2" table:formula="of:=DEC2HEX((HEX2DEC([.C16])+[.D16]);2)" office:value-type="string" office:string-value="8C" calcext:value-type="string">
            <text:p>8C</text:p>
          </table:table-cell>
          <table:table-cell table:formula="of:=DEC2HEX(UNICODE([.A16]);4)" office:value-type="string" office:string-value="0037" calcext:value-type="string">
            <text:p>0037</text:p>
          </table:table-cell>
          <table:table-cell table:style-name="ce2" office:value-type="float" office:value="85" calcext:value-type="float">
            <text:p>85</text:p>
          </table:table-cell>
          <table:table-cell table:style-name="ce1" table:number-columns-repeated="1016"/>
          <table:table-cell table:number-columns-repeated="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DEC2HEX((HEX2DEC([.C17])+[.D17]);2)" office:value-type="string" office:string-value="8D" calcext:value-type="string">
            <text:p>8D</text:p>
          </table:table-cell>
          <table:table-cell table:formula="of:=DEC2HEX(UNICODE([.A17]);4)" office:value-type="string" office:string-value="0038" calcext:value-type="string">
            <text:p>0038</text:p>
          </table:table-cell>
          <table:table-cell table:style-name="ce2" office:value-type="float" office:value="85" calcext:value-type="float">
            <text:p>85</text:p>
          </table:table-cell>
          <table:table-cell table:style-name="ce1" table:number-columns-repeated="1016"/>
          <table:table-cell table:number-columns-repeated="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table:formula="of:=DEC2HEX((HEX2DEC([.C18])+[.D18]);2)" office:value-type="string" office:string-value="85" calcext:value-type="string">
            <text:p>85</text:p>
          </table:table-cell>
          <table:table-cell table:formula="of:=DEC2HEX(UNICODE([.A18]);4)" office:value-type="string" office:string-value="0030" calcext:value-type="string">
            <text:p>0030</text:p>
          </table:table-cell>
          <table:table-cell table:style-name="ce2" office:value-type="float" office:value="85" calcext:value-type="float">
            <text:p>85</text:p>
          </table:table-cell>
          <table:table-cell table:style-name="ce1" table:number-columns-repeated="1016"/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style-name="ce2" table:formula="of:=DEC2HEX((HEX2DEC([.C19])+[.D19]);2)" office:value-type="string" office:string-value="20" calcext:value-type="string">
            <text:p>20</text:p>
          </table:table-cell>
          <table:table-cell table:formula="of:=DEC2HEX(UNICODE([.A19]);4)" office:value-type="string" office:string-value="0041" calcext:value-type="string">
            <text:p>0041</text:p>
          </table:table-cell>
          <table:table-cell office:value-type="float" office:value="-33" calcext:value-type="float">
            <text:p>-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</text:p>
          </table:table-cell>
          <table:table-cell table:style-name="ce2" table:formula="of:=DEC2HEX((HEX2DEC([.C20])+[.D20]);2)" office:value-type="string" office:string-value="21" calcext:value-type="string">
            <text:p>21</text:p>
          </table:table-cell>
          <table:table-cell table:formula="of:=DEC2HEX(UNICODE([.A20]);4)" office:value-type="string" office:string-value="0042" calcext:value-type="string">
            <text:p>0042</text:p>
          </table:table-cell>
          <table:table-cell office:value-type="float" office:value="-33" calcext:value-type="float">
            <text:p>-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table:style-name="ce2" table:formula="of:=DEC2HEX((HEX2DEC([.C21])+[.D21]);2)" office:value-type="string" office:string-value="22" calcext:value-type="string">
            <text:p>22</text:p>
          </table:table-cell>
          <table:table-cell table:formula="of:=DEC2HEX(UNICODE([.A21]);4)" office:value-type="string" office:string-value="0043" calcext:value-type="string">
            <text:p>0043</text:p>
          </table:table-cell>
          <table:table-cell office:value-type="float" office:value="-33" calcext:value-type="float">
            <text:p>-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</text:p>
          </table:table-cell>
          <table:table-cell table:style-name="ce2" table:formula="of:=DEC2HEX((HEX2DEC([.C22])+[.D22]);2)" office:value-type="string" office:string-value="23" calcext:value-type="string">
            <text:p>23</text:p>
          </table:table-cell>
          <table:table-cell table:formula="of:=DEC2HEX(UNICODE([.A22]);4)" office:value-type="string" office:string-value="0044" calcext:value-type="string">
            <text:p>0044</text:p>
          </table:table-cell>
          <table:table-cell office:value-type="float" office:value="-33" calcext:value-type="float">
            <text:p>-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</text:p>
          </table:table-cell>
          <table:table-cell table:style-name="ce2" table:formula="of:=DEC2HEX((HEX2DEC([.C23])+[.D23]);2)" office:value-type="string" office:string-value="24" calcext:value-type="string">
            <text:p>24</text:p>
          </table:table-cell>
          <table:table-cell table:formula="of:=DEC2HEX(UNICODE([.A23]);4)" office:value-type="string" office:string-value="0045" calcext:value-type="string">
            <text:p>0045</text:p>
          </table:table-cell>
          <table:table-cell office:value-type="float" office:value="-33" calcext:value-type="float">
            <text:p>-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 table:style-name="ce2" table:formula="of:=DEC2HEX((HEX2DEC([.C24])+[.D24]);2)" office:value-type="string" office:string-value="25" calcext:value-type="string">
            <text:p>25</text:p>
          </table:table-cell>
          <table:table-cell table:formula="of:=DEC2HEX(UNICODE([.A24]);4)" office:value-type="string" office:string-value="0046" calcext:value-type="string">
            <text:p>0046</text:p>
          </table:table-cell>
          <table:table-cell office:value-type="float" office:value="-33" calcext:value-type="float">
            <text:p>-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</text:p>
          </table:table-cell>
          <table:table-cell table:style-name="ce2" table:formula="of:=DEC2HEX((HEX2DEC([.C25])+[.D25]);2)" office:value-type="string" office:string-value="26" calcext:value-type="string">
            <text:p>26</text:p>
          </table:table-cell>
          <table:table-cell table:formula="of:=DEC2HEX(UNICODE([.A25]);4)" office:value-type="string" office:string-value="0047" calcext:value-type="string">
            <text:p>0047</text:p>
          </table:table-cell>
          <table:table-cell office:value-type="float" office:value="-33" calcext:value-type="float">
            <text:p>-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</text:p>
          </table:table-cell>
          <table:table-cell table:style-name="ce2" table:formula="of:=DEC2HEX((HEX2DEC([.C26])+[.D26]);2)" office:value-type="string" office:string-value="27" calcext:value-type="string">
            <text:p>27</text:p>
          </table:table-cell>
          <table:table-cell table:formula="of:=DEC2HEX(UNICODE([.A26]);4)" office:value-type="string" office:string-value="0048" calcext:value-type="string">
            <text:p>0048</text:p>
          </table:table-cell>
          <table:table-cell office:value-type="float" office:value="-33" calcext:value-type="float">
            <text:p>-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</text:p>
          </table:table-cell>
          <table:table-cell table:style-name="ce2" table:formula="of:=DEC2HEX((HEX2DEC([.C27])+[.D27]);2)" office:value-type="string" office:string-value="28" calcext:value-type="string">
            <text:p>28</text:p>
          </table:table-cell>
          <table:table-cell table:formula="of:=DEC2HEX(UNICODE([.A27]);4)" office:value-type="string" office:string-value="0049" calcext:value-type="string">
            <text:p>0049</text:p>
          </table:table-cell>
          <table:table-cell office:value-type="float" office:value="-33" calcext:value-type="float">
            <text:p>-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</text:p>
          </table:table-cell>
          <table:table-cell table:style-name="ce2" table:formula="of:=DEC2HEX((HEX2DEC([.C28])+[.D28]);2)" office:value-type="string" office:string-value="29" calcext:value-type="string">
            <text:p>29</text:p>
          </table:table-cell>
          <table:table-cell table:formula="of:=DEC2HEX(UNICODE([.A28]);4)" office:value-type="string" office:string-value="004A" calcext:value-type="string">
            <text:p>004A</text:p>
          </table:table-cell>
          <table:table-cell office:value-type="float" office:value="-33" calcext:value-type="float">
            <text:p>-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</text:p>
          </table:table-cell>
          <table:table-cell table:style-name="ce2" table:formula="of:=DEC2HEX((HEX2DEC([.C29])+[.D29]);2)" office:value-type="string" office:string-value="2A" calcext:value-type="string">
            <text:p>2A</text:p>
          </table:table-cell>
          <table:table-cell table:formula="of:=DEC2HEX(UNICODE([.A29]);4)" office:value-type="string" office:string-value="004B" calcext:value-type="string">
            <text:p>004B</text:p>
          </table:table-cell>
          <table:table-cell office:value-type="float" office:value="-33" calcext:value-type="float">
            <text:p>-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</text:p>
          </table:table-cell>
          <table:table-cell table:style-name="ce2" table:formula="of:=DEC2HEX((HEX2DEC([.C30])+[.D30]);2)" office:value-type="string" office:string-value="2B" calcext:value-type="string">
            <text:p>2B</text:p>
          </table:table-cell>
          <table:table-cell table:formula="of:=DEC2HEX(UNICODE([.A30]);4)" office:value-type="string" office:string-value="004C" calcext:value-type="string">
            <text:p>004C</text:p>
          </table:table-cell>
          <table:table-cell office:value-type="float" office:value="-33" calcext:value-type="float">
            <text:p>-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</text:p>
          </table:table-cell>
          <table:table-cell table:style-name="ce2" table:formula="of:=DEC2HEX((HEX2DEC([.C31])+[.D31]);2)" office:value-type="string" office:string-value="2C" calcext:value-type="string">
            <text:p>2C</text:p>
          </table:table-cell>
          <table:table-cell table:formula="of:=DEC2HEX(UNICODE([.A31]);4)" office:value-type="string" office:string-value="004D" calcext:value-type="string">
            <text:p>004D</text:p>
          </table:table-cell>
          <table:table-cell office:value-type="float" office:value="-33" calcext:value-type="float">
            <text:p>-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table:style-name="ce2" table:formula="of:=DEC2HEX((HEX2DEC([.C32])+[.D32]);2)" office:value-type="string" office:string-value="2D" calcext:value-type="string">
            <text:p>2D</text:p>
          </table:table-cell>
          <table:table-cell table:formula="of:=DEC2HEX(UNICODE([.A32]);4)" office:value-type="string" office:string-value="004E" calcext:value-type="string">
            <text:p>004E</text:p>
          </table:table-cell>
          <table:table-cell office:value-type="float" office:value="-33" calcext:value-type="float">
            <text:p>-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</text:p>
          </table:table-cell>
          <table:table-cell table:style-name="ce2" table:formula="of:=DEC2HEX((HEX2DEC([.C33])+[.D33]);2)" office:value-type="string" office:string-value="2E" calcext:value-type="string">
            <text:p>2E</text:p>
          </table:table-cell>
          <table:table-cell table:formula="of:=DEC2HEX(UNICODE([.A33]);4)" office:value-type="string" office:string-value="004F" calcext:value-type="string">
            <text:p>004F</text:p>
          </table:table-cell>
          <table:table-cell office:value-type="float" office:value="-33" calcext:value-type="float">
            <text:p>-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</text:p>
          </table:table-cell>
          <table:table-cell table:style-name="ce2" table:formula="of:=DEC2HEX((HEX2DEC([.C34])+[.D34]);2)" office:value-type="string" office:string-value="2F" calcext:value-type="string">
            <text:p>2F</text:p>
          </table:table-cell>
          <table:table-cell table:formula="of:=DEC2HEX(UNICODE([.A34]);4)" office:value-type="string" office:string-value="0050" calcext:value-type="string">
            <text:p>0050</text:p>
          </table:table-cell>
          <table:table-cell office:value-type="float" office:value="-33" calcext:value-type="float">
            <text:p>-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</text:p>
          </table:table-cell>
          <table:table-cell table:style-name="ce2" table:formula="of:=DEC2HEX((HEX2DEC([.C35])+[.D35]);2)" office:value-type="string" office:string-value="30" calcext:value-type="string">
            <text:p>30</text:p>
          </table:table-cell>
          <table:table-cell table:formula="of:=DEC2HEX(UNICODE([.A35]);4)" office:value-type="string" office:string-value="0051" calcext:value-type="string">
            <text:p>0051</text:p>
          </table:table-cell>
          <table:table-cell office:value-type="float" office:value="-33" calcext:value-type="float">
            <text:p>-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</text:p>
          </table:table-cell>
          <table:table-cell table:style-name="ce2" table:formula="of:=DEC2HEX((HEX2DEC([.C36])+[.D36]);2)" office:value-type="string" office:string-value="31" calcext:value-type="string">
            <text:p>31</text:p>
          </table:table-cell>
          <table:table-cell table:formula="of:=DEC2HEX(UNICODE([.A36]);4)" office:value-type="string" office:string-value="0052" calcext:value-type="string">
            <text:p>0052</text:p>
          </table:table-cell>
          <table:table-cell office:value-type="float" office:value="-33" calcext:value-type="float">
            <text:p>-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style-name="ce2" table:formula="of:=DEC2HEX((HEX2DEC([.C37])+[.D37]);2)" office:value-type="string" office:string-value="32" calcext:value-type="string">
            <text:p>32</text:p>
          </table:table-cell>
          <table:table-cell table:formula="of:=DEC2HEX(UNICODE([.A37]);4)" office:value-type="string" office:string-value="0053" calcext:value-type="string">
            <text:p>0053</text:p>
          </table:table-cell>
          <table:table-cell office:value-type="float" office:value="-33" calcext:value-type="float">
            <text:p>-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</text:p>
          </table:table-cell>
          <table:table-cell table:style-name="ce2" table:formula="of:=DEC2HEX((HEX2DEC([.C38])+[.D38]);2)" office:value-type="string" office:string-value="33" calcext:value-type="string">
            <text:p>33</text:p>
          </table:table-cell>
          <table:table-cell table:formula="of:=DEC2HEX(UNICODE([.A38]);4)" office:value-type="string" office:string-value="0054" calcext:value-type="string">
            <text:p>0054</text:p>
          </table:table-cell>
          <table:table-cell office:value-type="float" office:value="-33" calcext:value-type="float">
            <text:p>-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</text:p>
          </table:table-cell>
          <table:table-cell table:style-name="ce2" table:formula="of:=DEC2HEX((HEX2DEC([.C39])+[.D39]);2)" office:value-type="string" office:string-value="34" calcext:value-type="string">
            <text:p>34</text:p>
          </table:table-cell>
          <table:table-cell table:formula="of:=DEC2HEX(UNICODE([.A39]);4)" office:value-type="string" office:string-value="0055" calcext:value-type="string">
            <text:p>0055</text:p>
          </table:table-cell>
          <table:table-cell office:value-type="float" office:value="-33" calcext:value-type="float">
            <text:p>-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</text:p>
          </table:table-cell>
          <table:table-cell table:style-name="ce2" table:formula="of:=DEC2HEX((HEX2DEC([.C40])+[.D40]);2)" office:value-type="string" office:string-value="35" calcext:value-type="string">
            <text:p>35</text:p>
          </table:table-cell>
          <table:table-cell table:formula="of:=DEC2HEX(UNICODE([.A40]);4)" office:value-type="string" office:string-value="0056" calcext:value-type="string">
            <text:p>0056</text:p>
          </table:table-cell>
          <table:table-cell office:value-type="float" office:value="-33" calcext:value-type="float">
            <text:p>-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</text:p>
          </table:table-cell>
          <table:table-cell table:style-name="ce2" table:formula="of:=DEC2HEX((HEX2DEC([.C41])+[.D41]);2)" office:value-type="string" office:string-value="36" calcext:value-type="string">
            <text:p>36</text:p>
          </table:table-cell>
          <table:table-cell table:formula="of:=DEC2HEX(UNICODE([.A41]);4)" office:value-type="string" office:string-value="0057" calcext:value-type="string">
            <text:p>0057</text:p>
          </table:table-cell>
          <table:table-cell office:value-type="float" office:value="-33" calcext:value-type="float">
            <text:p>-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table:style-name="ce2" table:formula="of:=DEC2HEX((HEX2DEC([.C42])+[.D42]);2)" office:value-type="string" office:string-value="37" calcext:value-type="string">
            <text:p>37</text:p>
          </table:table-cell>
          <table:table-cell table:formula="of:=DEC2HEX(UNICODE([.A42]);4)" office:value-type="string" office:string-value="0058" calcext:value-type="string">
            <text:p>0058</text:p>
          </table:table-cell>
          <table:table-cell office:value-type="float" office:value="-33" calcext:value-type="float">
            <text:p>-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</text:p>
          </table:table-cell>
          <table:table-cell table:style-name="ce2" table:formula="of:=DEC2HEX((HEX2DEC([.C43])+[.D43]);2)" office:value-type="string" office:string-value="38" calcext:value-type="string">
            <text:p>38</text:p>
          </table:table-cell>
          <table:table-cell table:formula="of:=DEC2HEX(UNICODE([.A43]);4)" office:value-type="string" office:string-value="0059" calcext:value-type="string">
            <text:p>0059</text:p>
          </table:table-cell>
          <table:table-cell office:value-type="float" office:value="-33" calcext:value-type="float">
            <text:p>-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</text:p>
          </table:table-cell>
          <table:table-cell table:style-name="ce2" table:formula="of:=DEC2HEX((HEX2DEC([.C44])+[.D44]);2)" office:value-type="string" office:string-value="39" calcext:value-type="string">
            <text:p>39</text:p>
          </table:table-cell>
          <table:table-cell table:formula="of:=DEC2HEX(UNICODE([.A44]);4)" office:value-type="string" office:string-value="005A" calcext:value-type="string">
            <text:p>005A</text:p>
          </table:table-cell>
          <table:table-cell office:value-type="float" office:value="-33" calcext:value-type="float">
            <text:p>-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</text:p>
          </table:table-cell>
          <table:table-cell table:style-name="ce2" table:formula="of:=DEC2HEX((HEX2DEC([.C45])+[.D45]);2)" office:value-type="string" office:string-value="3A" calcext:value-type="string">
            <text:p>3A</text:p>
          </table:table-cell>
          <table:table-cell table:formula="of:=DEC2HEX(UNICODE([.A45]);4)" office:value-type="string" office:string-value="0061" calcext:value-type="string">
            <text:p>0061</text:p>
          </table:table-cell>
          <table:table-cell office:value-type="float" office:value="-39" calcext:value-type="float">
            <text:p>-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</text:p>
          </table:table-cell>
          <table:table-cell table:style-name="ce2" table:formula="of:=DEC2HEX((HEX2DEC([.C46])+[.D46]);2)" office:value-type="string" office:string-value="3B" calcext:value-type="string">
            <text:p>3B</text:p>
          </table:table-cell>
          <table:table-cell table:formula="of:=DEC2HEX(UNICODE([.A46]);4)" office:value-type="string" office:string-value="0062" calcext:value-type="string">
            <text:p>0062</text:p>
          </table:table-cell>
          <table:table-cell office:value-type="float" office:value="-39" calcext:value-type="float">
            <text:p>-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table:style-name="ce2" table:formula="of:=DEC2HEX((HEX2DEC([.C47])+[.D47]);2)" office:value-type="string" office:string-value="3C" calcext:value-type="string">
            <text:p>3C</text:p>
          </table:table-cell>
          <table:table-cell table:formula="of:=DEC2HEX(UNICODE([.A47]);4)" office:value-type="string" office:string-value="0063" calcext:value-type="string">
            <text:p>0063</text:p>
          </table:table-cell>
          <table:table-cell office:value-type="float" office:value="-39" calcext:value-type="float">
            <text:p>-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</text:p>
          </table:table-cell>
          <table:table-cell table:style-name="ce2" table:formula="of:=DEC2HEX((HEX2DEC([.C48])+[.D48]);2)" office:value-type="string" office:string-value="3D" calcext:value-type="string">
            <text:p>3D</text:p>
          </table:table-cell>
          <table:table-cell table:formula="of:=DEC2HEX(UNICODE([.A48]);4)" office:value-type="string" office:string-value="0064" calcext:value-type="string">
            <text:p>0064</text:p>
          </table:table-cell>
          <table:table-cell office:value-type="float" office:value="-39" calcext:value-type="float">
            <text:p>-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</text:p>
          </table:table-cell>
          <table:table-cell table:style-name="ce2" table:formula="of:=DEC2HEX((HEX2DEC([.C49])+[.D49]);2)" office:value-type="string" office:string-value="3E" calcext:value-type="string">
            <text:p>3E</text:p>
          </table:table-cell>
          <table:table-cell table:formula="of:=DEC2HEX(UNICODE([.A49]);4)" office:value-type="string" office:string-value="0065" calcext:value-type="string">
            <text:p>0065</text:p>
          </table:table-cell>
          <table:table-cell office:value-type="float" office:value="-39" calcext:value-type="float">
            <text:p>-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 table:style-name="ce2" table:formula="of:=DEC2HEX((HEX2DEC([.C50])+[.D50]);2)" office:value-type="string" office:string-value="3F" calcext:value-type="string">
            <text:p>3F</text:p>
          </table:table-cell>
          <table:table-cell table:formula="of:=DEC2HEX(UNICODE([.A50]);4)" office:value-type="string" office:string-value="0066" calcext:value-type="string">
            <text:p>0066</text:p>
          </table:table-cell>
          <table:table-cell office:value-type="float" office:value="-39" calcext:value-type="float">
            <text:p>-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</text:p>
          </table:table-cell>
          <table:table-cell table:style-name="ce2" table:formula="of:=DEC2HEX((HEX2DEC([.C51])+[.D51]);2)" office:value-type="string" office:string-value="40" calcext:value-type="string">
            <text:p>40</text:p>
          </table:table-cell>
          <table:table-cell table:formula="of:=DEC2HEX(UNICODE([.A51]);4)" office:value-type="string" office:string-value="0067" calcext:value-type="string">
            <text:p>0067</text:p>
          </table:table-cell>
          <table:table-cell office:value-type="float" office:value="-39" calcext:value-type="float">
            <text:p>-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</text:p>
          </table:table-cell>
          <table:table-cell table:style-name="ce2" table:formula="of:=DEC2HEX((HEX2DEC([.C52])+[.D52]);2)" office:value-type="string" office:string-value="41" calcext:value-type="string">
            <text:p>41</text:p>
          </table:table-cell>
          <table:table-cell table:formula="of:=DEC2HEX(UNICODE([.A52]);4)" office:value-type="string" office:string-value="0068" calcext:value-type="string">
            <text:p>0068</text:p>
          </table:table-cell>
          <table:table-cell office:value-type="float" office:value="-39" calcext:value-type="float">
            <text:p>-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</text:p>
          </table:table-cell>
          <table:table-cell table:style-name="ce2" table:formula="of:=DEC2HEX((HEX2DEC([.C53])+[.D53]);2)" office:value-type="string" office:string-value="42" calcext:value-type="string">
            <text:p>42</text:p>
          </table:table-cell>
          <table:table-cell table:formula="of:=DEC2HEX(UNICODE([.A53]);4)" office:value-type="string" office:string-value="0069" calcext:value-type="string">
            <text:p>0069</text:p>
          </table:table-cell>
          <table:table-cell office:value-type="float" office:value="-39" calcext:value-type="float">
            <text:p>-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</text:p>
          </table:table-cell>
          <table:table-cell table:style-name="ce2" table:formula="of:=DEC2HEX((HEX2DEC([.C54])+[.D54]);2)" office:value-type="string" office:string-value="43" calcext:value-type="string">
            <text:p>43</text:p>
          </table:table-cell>
          <table:table-cell table:formula="of:=DEC2HEX(UNICODE([.A54]);4)" office:value-type="string" office:string-value="006A" calcext:value-type="string">
            <text:p>006A</text:p>
          </table:table-cell>
          <table:table-cell office:value-type="float" office:value="-39" calcext:value-type="float">
            <text:p>-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</text:p>
          </table:table-cell>
          <table:table-cell table:style-name="ce2" table:formula="of:=DEC2HEX((HEX2DEC([.C55])+[.D55]);2)" office:value-type="string" office:string-value="44" calcext:value-type="string">
            <text:p>44</text:p>
          </table:table-cell>
          <table:table-cell table:formula="of:=DEC2HEX(UNICODE([.A55]);4)" office:value-type="string" office:string-value="006B" calcext:value-type="string">
            <text:p>006B</text:p>
          </table:table-cell>
          <table:table-cell office:value-type="float" office:value="-39" calcext:value-type="float">
            <text:p>-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</text:p>
          </table:table-cell>
          <table:table-cell table:style-name="ce2" table:formula="of:=DEC2HEX((HEX2DEC([.C56])+[.D56]);2)" office:value-type="string" office:string-value="45" calcext:value-type="string">
            <text:p>45</text:p>
          </table:table-cell>
          <table:table-cell table:formula="of:=DEC2HEX(UNICODE([.A56]);4)" office:value-type="string" office:string-value="006C" calcext:value-type="string">
            <text:p>006C</text:p>
          </table:table-cell>
          <table:table-cell office:value-type="float" office:value="-39" calcext:value-type="float">
            <text:p>-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</text:p>
          </table:table-cell>
          <table:table-cell table:style-name="ce2" table:formula="of:=DEC2HEX((HEX2DEC([.C57])+[.D57]);2)" office:value-type="string" office:string-value="46" calcext:value-type="string">
            <text:p>46</text:p>
          </table:table-cell>
          <table:table-cell table:formula="of:=DEC2HEX(UNICODE([.A57]);4)" office:value-type="string" office:string-value="006D" calcext:value-type="string">
            <text:p>006D</text:p>
          </table:table-cell>
          <table:table-cell office:value-type="float" office:value="-39" calcext:value-type="float">
            <text:p>-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table:style-name="ce2" table:formula="of:=DEC2HEX((HEX2DEC([.C58])+[.D58]);2)" office:value-type="string" office:string-value="47" calcext:value-type="string">
            <text:p>47</text:p>
          </table:table-cell>
          <table:table-cell table:formula="of:=DEC2HEX(UNICODE([.A58]);4)" office:value-type="string" office:string-value="006E" calcext:value-type="string">
            <text:p>006E</text:p>
          </table:table-cell>
          <table:table-cell office:value-type="float" office:value="-39" calcext:value-type="float">
            <text:p>-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</text:p>
          </table:table-cell>
          <table:table-cell table:style-name="ce2" table:formula="of:=DEC2HEX((HEX2DEC([.C59])+[.D59]);2)" office:value-type="string" office:string-value="48" calcext:value-type="string">
            <text:p>48</text:p>
          </table:table-cell>
          <table:table-cell table:formula="of:=DEC2HEX(UNICODE([.A59]);4)" office:value-type="string" office:string-value="006F" calcext:value-type="string">
            <text:p>006F</text:p>
          </table:table-cell>
          <table:table-cell office:value-type="float" office:value="-39" calcext:value-type="float">
            <text:p>-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</text:p>
          </table:table-cell>
          <table:table-cell table:style-name="ce2" table:formula="of:=DEC2HEX((HEX2DEC([.C60])+[.D60]);2)" office:value-type="string" office:string-value="49" calcext:value-type="string">
            <text:p>49</text:p>
          </table:table-cell>
          <table:table-cell table:formula="of:=DEC2HEX(UNICODE([.A60]);4)" office:value-type="string" office:string-value="0070" calcext:value-type="string">
            <text:p>0070</text:p>
          </table:table-cell>
          <table:table-cell office:value-type="float" office:value="-39" calcext:value-type="float">
            <text:p>-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</text:p>
          </table:table-cell>
          <table:table-cell table:style-name="ce2" table:formula="of:=DEC2HEX((HEX2DEC([.C61])+[.D61]);2)" office:value-type="string" office:string-value="4A" calcext:value-type="string">
            <text:p>4A</text:p>
          </table:table-cell>
          <table:table-cell table:formula="of:=DEC2HEX(UNICODE([.A61]);4)" office:value-type="string" office:string-value="0071" calcext:value-type="string">
            <text:p>0071</text:p>
          </table:table-cell>
          <table:table-cell office:value-type="float" office:value="-39" calcext:value-type="float">
            <text:p>-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</text:p>
          </table:table-cell>
          <table:table-cell table:style-name="ce2" table:formula="of:=DEC2HEX((HEX2DEC([.C62])+[.D62]);2)" office:value-type="string" office:string-value="4B" calcext:value-type="string">
            <text:p>4B</text:p>
          </table:table-cell>
          <table:table-cell table:formula="of:=DEC2HEX(UNICODE([.A62]);4)" office:value-type="string" office:string-value="0072" calcext:value-type="string">
            <text:p>0072</text:p>
          </table:table-cell>
          <table:table-cell office:value-type="float" office:value="-39" calcext:value-type="float">
            <text:p>-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style-name="ce2" table:formula="of:=DEC2HEX((HEX2DEC([.C63])+[.D63]);2)" office:value-type="string" office:string-value="4C" calcext:value-type="string">
            <text:p>4C</text:p>
          </table:table-cell>
          <table:table-cell table:formula="of:=DEC2HEX(UNICODE([.A63]);4)" office:value-type="string" office:string-value="0073" calcext:value-type="string">
            <text:p>0073</text:p>
          </table:table-cell>
          <table:table-cell office:value-type="float" office:value="-39" calcext:value-type="float">
            <text:p>-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</text:p>
          </table:table-cell>
          <table:table-cell table:style-name="ce2" table:formula="of:=DEC2HEX((HEX2DEC([.C64])+[.D64]);2)" office:value-type="string" office:string-value="4D" calcext:value-type="string">
            <text:p>4D</text:p>
          </table:table-cell>
          <table:table-cell table:formula="of:=DEC2HEX(UNICODE([.A64]);4)" office:value-type="string" office:string-value="0074" calcext:value-type="string">
            <text:p>0074</text:p>
          </table:table-cell>
          <table:table-cell office:value-type="float" office:value="-39" calcext:value-type="float">
            <text:p>-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</text:p>
          </table:table-cell>
          <table:table-cell table:style-name="ce2" table:formula="of:=DEC2HEX((HEX2DEC([.C65])+[.D65]);2)" office:value-type="string" office:string-value="4E" calcext:value-type="string">
            <text:p>4E</text:p>
          </table:table-cell>
          <table:table-cell table:formula="of:=DEC2HEX(UNICODE([.A65]);4)" office:value-type="string" office:string-value="0075" calcext:value-type="string">
            <text:p>0075</text:p>
          </table:table-cell>
          <table:table-cell office:value-type="float" office:value="-39" calcext:value-type="float">
            <text:p>-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</text:p>
          </table:table-cell>
          <table:table-cell table:style-name="ce2" table:formula="of:=DEC2HEX((HEX2DEC([.C66])+[.D66]);2)" office:value-type="string" office:string-value="4F" calcext:value-type="string">
            <text:p>4F</text:p>
          </table:table-cell>
          <table:table-cell table:formula="of:=DEC2HEX(UNICODE([.A66]);4)" office:value-type="string" office:string-value="0076" calcext:value-type="string">
            <text:p>0076</text:p>
          </table:table-cell>
          <table:table-cell office:value-type="float" office:value="-39" calcext:value-type="float">
            <text:p>-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</text:p>
          </table:table-cell>
          <table:table-cell table:style-name="ce2" table:formula="of:=DEC2HEX((HEX2DEC([.C67])+[.D67]);2)" office:value-type="string" office:string-value="50" calcext:value-type="string">
            <text:p>50</text:p>
          </table:table-cell>
          <table:table-cell table:formula="of:=DEC2HEX(UNICODE([.A67]);4)" office:value-type="string" office:string-value="0077" calcext:value-type="string">
            <text:p>0077</text:p>
          </table:table-cell>
          <table:table-cell office:value-type="float" office:value="-39" calcext:value-type="float">
            <text:p>-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table:style-name="ce2" table:formula="of:=DEC2HEX((HEX2DEC([.C68])+[.D68]);2)" office:value-type="string" office:string-value="51" calcext:value-type="string">
            <text:p>51</text:p>
          </table:table-cell>
          <table:table-cell table:formula="of:=DEC2HEX(UNICODE([.A68]);4)" office:value-type="string" office:string-value="0078" calcext:value-type="string">
            <text:p>0078</text:p>
          </table:table-cell>
          <table:table-cell office:value-type="float" office:value="-39" calcext:value-type="float">
            <text:p>-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</text:p>
          </table:table-cell>
          <table:table-cell table:style-name="ce2" table:formula="of:=DEC2HEX((HEX2DEC([.C69])+[.D69]);2)" office:value-type="string" office:string-value="52" calcext:value-type="string">
            <text:p>52</text:p>
          </table:table-cell>
          <table:table-cell table:formula="of:=DEC2HEX(UNICODE([.A69]);4)" office:value-type="string" office:string-value="0079" calcext:value-type="string">
            <text:p>0079</text:p>
          </table:table-cell>
          <table:table-cell office:value-type="float" office:value="-39" calcext:value-type="float">
            <text:p>-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</text:p>
          </table:table-cell>
          <table:table-cell table:style-name="ce2" table:formula="of:=DEC2HEX((HEX2DEC([.C70])+[.D70]);2)" office:value-type="string" office:string-value="53" calcext:value-type="string">
            <text:p>53</text:p>
          </table:table-cell>
          <table:table-cell table:formula="of:=DEC2HEX(UNICODE([.A70]);4)" office:value-type="string" office:string-value="007A" calcext:value-type="string">
            <text:p>007A</text:p>
          </table:table-cell>
          <table:table-cell office:value-type="float" office:value="-39" calcext:value-type="float">
            <text:p>-39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À</text:p>
          </table:table-cell>
          <table:table-cell table:style-name="ce2" table:formula="of:=DEC2HEX((HEX2DEC([.C71])+[.D71]);2)" office:value-type="string" office:string-value="54" calcext:value-type="string">
            <text:p>54</text:p>
          </table:table-cell>
          <table:table-cell table:formula="of:=DEC2HEX(UNICODE([.A71]);4)" office:value-type="string" office:string-value="00C0" calcext:value-type="string">
            <text:p>00C0</text:p>
          </table:table-cell>
          <table:table-cell office:value-type="float" office:value="-108" calcext:value-type="float">
            <text:p>-108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Á</text:p>
          </table:table-cell>
          <table:table-cell table:style-name="ce2" table:formula="of:=DEC2HEX((HEX2DEC([.C72])+[.D72]);2)" office:value-type="string" office:string-value="55" calcext:value-type="string">
            <text:p>55</text:p>
          </table:table-cell>
          <table:table-cell table:formula="of:=DEC2HEX(UNICODE([.A72]);4)" office:value-type="string" office:string-value="00C1" calcext:value-type="string">
            <text:p>00C1</text:p>
          </table:table-cell>
          <table:table-cell office:value-type="float" office:value="-108" calcext:value-type="float">
            <text:p>-108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Â</text:p>
          </table:table-cell>
          <table:table-cell table:style-name="ce2" table:formula="of:=DEC2HEX((HEX2DEC([.C73])+[.D73]);2)" office:value-type="string" office:string-value="56" calcext:value-type="string">
            <text:p>56</text:p>
          </table:table-cell>
          <table:table-cell table:formula="of:=DEC2HEX(UNICODE([.A73]);4)" office:value-type="string" office:string-value="00C2" calcext:value-type="string">
            <text:p>00C2</text:p>
          </table:table-cell>
          <table:table-cell office:value-type="float" office:value="-108" calcext:value-type="float">
            <text:p>-108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Ä</text:p>
          </table:table-cell>
          <table:table-cell table:style-name="ce2" table:formula="of:=DEC2HEX((HEX2DEC([.C74])+[.D74]);2)" office:value-type="string" office:string-value="57" calcext:value-type="string">
            <text:p>57</text:p>
          </table:table-cell>
          <table:table-cell table:formula="of:=DEC2HEX(UNICODE([.A74]);4)" office:value-type="string" office:string-value="00C4" calcext:value-type="string">
            <text:p>00C4</text:p>
          </table:table-cell>
          <table:table-cell office:value-type="float" office:value="-109" calcext:value-type="float">
            <text:p>-109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Æ</text:p>
          </table:table-cell>
          <table:table-cell table:style-name="ce2" table:formula="of:=DEC2HEX((HEX2DEC([.C75])+[.D75]);2)" office:value-type="string" office:string-value="58" calcext:value-type="string">
            <text:p>58</text:p>
          </table:table-cell>
          <table:table-cell table:formula="of:=DEC2HEX(UNICODE([.A75]);4)" office:value-type="string" office:string-value="00C6" calcext:value-type="string">
            <text:p>00C6</text:p>
          </table:table-cell>
          <table:table-cell office:value-type="float" office:value="-110" calcext:value-type="float">
            <text:p>-110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Ç</text:p>
          </table:table-cell>
          <table:table-cell table:style-name="ce2" table:formula="of:=DEC2HEX((HEX2DEC([.C76])+[.D76]);2)" office:value-type="string" office:string-value="59" calcext:value-type="string">
            <text:p>59</text:p>
          </table:table-cell>
          <table:table-cell table:formula="of:=DEC2HEX(UNICODE([.A76]);4)" office:value-type="string" office:string-value="00C7" calcext:value-type="string">
            <text:p>00C7</text:p>
          </table:table-cell>
          <table:table-cell office:value-type="float" office:value="-110" calcext:value-type="float">
            <text:p>-110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È</text:p>
          </table:table-cell>
          <table:table-cell table:style-name="ce2" table:formula="of:=DEC2HEX((HEX2DEC([.C77])+[.D77]);2)" office:value-type="string" office:string-value="5A" calcext:value-type="string">
            <text:p>5A</text:p>
          </table:table-cell>
          <table:table-cell table:formula="of:=DEC2HEX(UNICODE([.A77]);4)" office:value-type="string" office:string-value="00C8" calcext:value-type="string">
            <text:p>00C8</text:p>
          </table:table-cell>
          <table:table-cell office:value-type="float" office:value="-110" calcext:value-type="float">
            <text:p>-110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É</text:p>
          </table:table-cell>
          <table:table-cell table:style-name="ce2" table:formula="of:=DEC2HEX((HEX2DEC([.C78])+[.D78]);2)" office:value-type="string" office:string-value="5B" calcext:value-type="string">
            <text:p>5B</text:p>
          </table:table-cell>
          <table:table-cell table:formula="of:=DEC2HEX(UNICODE([.A78]);4)" office:value-type="string" office:string-value="00C9" calcext:value-type="string">
            <text:p>00C9</text:p>
          </table:table-cell>
          <table:table-cell office:value-type="float" office:value="-110" calcext:value-type="float">
            <text:p>-110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Ê</text:p>
          </table:table-cell>
          <table:table-cell table:style-name="ce2" table:formula="of:=DEC2HEX((HEX2DEC([.C79])+[.D79]);2)" office:value-type="string" office:string-value="5C" calcext:value-type="string">
            <text:p>5C</text:p>
          </table:table-cell>
          <table:table-cell table:formula="of:=DEC2HEX(UNICODE([.A79]);4)" office:value-type="string" office:string-value="00CA" calcext:value-type="string">
            <text:p>00CA</text:p>
          </table:table-cell>
          <table:table-cell office:value-type="float" office:value="-110" calcext:value-type="float">
            <text:p>-110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Ë</text:p>
          </table:table-cell>
          <table:table-cell table:style-name="ce2" table:formula="of:=DEC2HEX((HEX2DEC([.C80])+[.D80]);2)" office:value-type="string" office:string-value="5D" calcext:value-type="string">
            <text:p>5D</text:p>
          </table:table-cell>
          <table:table-cell table:formula="of:=DEC2HEX(UNICODE([.A80]);4)" office:value-type="string" office:string-value="00CB" calcext:value-type="string">
            <text:p>00CB</text:p>
          </table:table-cell>
          <table:table-cell office:value-type="float" office:value="-110" calcext:value-type="float">
            <text:p>-110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Ì</text:p>
          </table:table-cell>
          <table:table-cell table:style-name="ce2" table:formula="of:=DEC2HEX((HEX2DEC([.C81])+[.D81]);2)" office:value-type="string" office:string-value="5E" calcext:value-type="string">
            <text:p>5E</text:p>
          </table:table-cell>
          <table:table-cell table:formula="of:=DEC2HEX(UNICODE([.A81]);4)" office:value-type="string" office:string-value="00CC" calcext:value-type="string">
            <text:p>00CC</text:p>
          </table:table-cell>
          <table:table-cell office:value-type="float" office:value="-110" calcext:value-type="float">
            <text:p>-110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Í</text:p>
          </table:table-cell>
          <table:table-cell table:style-name="ce2" table:formula="of:=DEC2HEX((HEX2DEC([.C82])+[.D82]);2)" office:value-type="string" office:string-value="5F" calcext:value-type="string">
            <text:p>5F</text:p>
          </table:table-cell>
          <table:table-cell table:formula="of:=DEC2HEX(UNICODE([.A82]);4)" office:value-type="string" office:string-value="00CD" calcext:value-type="string">
            <text:p>00CD</text:p>
          </table:table-cell>
          <table:table-cell office:value-type="float" office:value="-110" calcext:value-type="float">
            <text:p>-110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Î</text:p>
          </table:table-cell>
          <table:table-cell table:style-name="ce2" table:formula="of:=DEC2HEX((HEX2DEC([.C83])+[.D83]);2)" office:value-type="string" office:string-value="60" calcext:value-type="string">
            <text:p>60</text:p>
          </table:table-cell>
          <table:table-cell table:formula="of:=DEC2HEX(UNICODE([.A83]);4)" office:value-type="string" office:string-value="00CE" calcext:value-type="string">
            <text:p>00CE</text:p>
          </table:table-cell>
          <table:table-cell office:value-type="float" office:value="-110" calcext:value-type="float">
            <text:p>-110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Ï</text:p>
          </table:table-cell>
          <table:table-cell table:style-name="ce2" table:formula="of:=DEC2HEX((HEX2DEC([.C84])+[.D84]);2)" office:value-type="string" office:string-value="61" calcext:value-type="string">
            <text:p>61</text:p>
          </table:table-cell>
          <table:table-cell table:formula="of:=DEC2HEX(UNICODE([.A84]);4)" office:value-type="string" office:string-value="00CF" calcext:value-type="string">
            <text:p>00CF</text:p>
          </table:table-cell>
          <table:table-cell office:value-type="float" office:value="-110" calcext:value-type="float">
            <text:p>-110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Ñ</text:p>
          </table:table-cell>
          <table:table-cell table:style-name="ce2" table:formula="of:=DEC2HEX((HEX2DEC([.C85])+[.D85]);2)" office:value-type="string" office:string-value="62" calcext:value-type="string">
            <text:p>62</text:p>
          </table:table-cell>
          <table:table-cell table:formula="of:=DEC2HEX(UNICODE([.A85]);4)" office:value-type="string" office:string-value="00D1" calcext:value-type="string">
            <text:p>00D1</text:p>
          </table:table-cell>
          <table:table-cell office:value-type="float" office:value="-111" calcext:value-type="float">
            <text:p>-111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Ò</text:p>
          </table:table-cell>
          <table:table-cell table:style-name="ce2" table:formula="of:=DEC2HEX((HEX2DEC([.C86])+[.D86]);2)" office:value-type="string" office:string-value="63" calcext:value-type="string">
            <text:p>63</text:p>
          </table:table-cell>
          <table:table-cell table:formula="of:=DEC2HEX(UNICODE([.A86]);4)" office:value-type="string" office:string-value="00D2" calcext:value-type="string">
            <text:p>00D2</text:p>
          </table:table-cell>
          <table:table-cell office:value-type="float" office:value="-111" calcext:value-type="float">
            <text:p>-111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Ó</text:p>
          </table:table-cell>
          <table:table-cell table:style-name="ce2" table:formula="of:=DEC2HEX((HEX2DEC([.C87])+[.D87]);2)" office:value-type="string" office:string-value="64" calcext:value-type="string">
            <text:p>64</text:p>
          </table:table-cell>
          <table:table-cell table:formula="of:=DEC2HEX(UNICODE([.A87]);4)" office:value-type="string" office:string-value="00D3" calcext:value-type="string">
            <text:p>00D3</text:p>
          </table:table-cell>
          <table:table-cell office:value-type="float" office:value="-111" calcext:value-type="float">
            <text:p>-111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Ô</text:p>
          </table:table-cell>
          <table:table-cell table:style-name="ce2" table:formula="of:=DEC2HEX((HEX2DEC([.C88])+[.D88]);2)" office:value-type="string" office:string-value="65" calcext:value-type="string">
            <text:p>65</text:p>
          </table:table-cell>
          <table:table-cell table:formula="of:=DEC2HEX(UNICODE([.A88]);4)" office:value-type="string" office:string-value="00D4" calcext:value-type="string">
            <text:p>00D4</text:p>
          </table:table-cell>
          <table:table-cell office:value-type="float" office:value="-111" calcext:value-type="float">
            <text:p>-111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Ö</text:p>
          </table:table-cell>
          <table:table-cell table:style-name="ce2" table:formula="of:=DEC2HEX((HEX2DEC([.C89])+[.D89]);2)" office:value-type="string" office:string-value="66" calcext:value-type="string">
            <text:p>66</text:p>
          </table:table-cell>
          <table:table-cell table:formula="of:=DEC2HEX(UNICODE([.A89]);4)" office:value-type="string" office:string-value="00D6" calcext:value-type="string">
            <text:p>00D6</text:p>
          </table:table-cell>
          <table:table-cell office:value-type="float" office:value="-112" calcext:value-type="float">
            <text:p>-112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Œ</text:p>
          </table:table-cell>
          <table:table-cell table:style-name="ce2" table:formula="of:=DEC2HEX((HEX2DEC([.C90])+[.D90]);2)" office:value-type="string" office:string-value="67" calcext:value-type="string">
            <text:p>67</text:p>
          </table:table-cell>
          <table:table-cell table:formula="of:=DEC2HEX(UNICODE([.A90]);4)" office:value-type="string" office:string-value="0152" calcext:value-type="string">
            <text:p>0152</text:p>
          </table:table-cell>
          <table:table-cell office:value-type="float" office:value="-235" calcext:value-type="float">
            <text:p>-235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Ù</text:p>
          </table:table-cell>
          <table:table-cell table:style-name="ce2" table:formula="of:=DEC2HEX((HEX2DEC([.C91])+[.D91]);2)" office:value-type="string" office:string-value="68" calcext:value-type="string">
            <text:p>68</text:p>
          </table:table-cell>
          <table:table-cell table:formula="of:=DEC2HEX(UNICODE([.A91]);4)" office:value-type="string" office:string-value="00D9" calcext:value-type="string">
            <text:p>00D9</text:p>
          </table:table-cell>
          <table:table-cell office:value-type="float" office:value="-113" calcext:value-type="float">
            <text:p>-113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Ú</text:p>
          </table:table-cell>
          <table:table-cell table:style-name="ce2" table:formula="of:=DEC2HEX((HEX2DEC([.C92])+[.D92]);2)" office:value-type="string" office:string-value="69" calcext:value-type="string">
            <text:p>69</text:p>
          </table:table-cell>
          <table:table-cell table:formula="of:=DEC2HEX(UNICODE([.A92]);4)" office:value-type="string" office:string-value="00DA" calcext:value-type="string">
            <text:p>00DA</text:p>
          </table:table-cell>
          <table:table-cell office:value-type="float" office:value="-113" calcext:value-type="float">
            <text:p>-113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Û</text:p>
          </table:table-cell>
          <table:table-cell table:style-name="ce2" table:formula="of:=DEC2HEX((HEX2DEC([.C93])+[.D93]);2)" office:value-type="string" office:string-value="6A" calcext:value-type="string">
            <text:p>6A</text:p>
          </table:table-cell>
          <table:table-cell table:formula="of:=DEC2HEX(UNICODE([.A93]);4)" office:value-type="string" office:string-value="00DB" calcext:value-type="string">
            <text:p>00DB</text:p>
          </table:table-cell>
          <table:table-cell office:value-type="float" office:value="-113" calcext:value-type="float">
            <text:p>-113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Ü</text:p>
          </table:table-cell>
          <table:table-cell table:style-name="ce2" table:formula="of:=DEC2HEX((HEX2DEC([.C94])+[.D94]);2)" office:value-type="string" office:string-value="6B" calcext:value-type="string">
            <text:p>6B</text:p>
          </table:table-cell>
          <table:table-cell table:formula="of:=DEC2HEX(UNICODE([.A94]);4)" office:value-type="string" office:string-value="00DC" calcext:value-type="string">
            <text:p>00DC</text:p>
          </table:table-cell>
          <table:table-cell office:value-type="float" office:value="-113" calcext:value-type="float">
            <text:p>-113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à</text:p>
          </table:table-cell>
          <table:table-cell table:style-name="ce2" table:formula="of:=DEC2HEX((HEX2DEC([.C95])+[.D95]);2)" office:value-type="string" office:string-value="6C" calcext:value-type="string">
            <text:p>6C</text:p>
          </table:table-cell>
          <table:table-cell table:formula="of:=DEC2HEX(UNICODE([.A95]);4)" office:value-type="string" office:string-value="00E0" calcext:value-type="string">
            <text:p>00E0</text:p>
          </table:table-cell>
          <table:table-cell office:value-type="float" office:value="-116" calcext:value-type="float">
            <text:p>-116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á</text:p>
          </table:table-cell>
          <table:table-cell table:style-name="ce2" table:formula="of:=DEC2HEX((HEX2DEC([.C96])+[.D96]);2)" office:value-type="string" office:string-value="6D" calcext:value-type="string">
            <text:p>6D</text:p>
          </table:table-cell>
          <table:table-cell table:formula="of:=DEC2HEX(UNICODE([.A96]);4)" office:value-type="string" office:string-value="00E1" calcext:value-type="string">
            <text:p>00E1</text:p>
          </table:table-cell>
          <table:table-cell office:value-type="float" office:value="-116" calcext:value-type="float">
            <text:p>-116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â</text:p>
          </table:table-cell>
          <table:table-cell table:style-name="ce2" table:formula="of:=DEC2HEX((HEX2DEC([.C97])+[.D97]);2)" office:value-type="string" office:string-value="6E" calcext:value-type="string">
            <text:p>6E</text:p>
          </table:table-cell>
          <table:table-cell table:formula="of:=DEC2HEX(UNICODE([.A97]);4)" office:value-type="string" office:string-value="00E2" calcext:value-type="string">
            <text:p>00E2</text:p>
          </table:table-cell>
          <table:table-cell office:value-type="float" office:value="-116" calcext:value-type="float">
            <text:p>-116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ä</text:p>
          </table:table-cell>
          <table:table-cell table:style-name="ce2" table:formula="of:=DEC2HEX((HEX2DEC([.C98])+[.D98]);2)" office:value-type="string" office:string-value="6F" calcext:value-type="string">
            <text:p>6F</text:p>
          </table:table-cell>
          <table:table-cell table:formula="of:=DEC2HEX(UNICODE([.A98]);4)" office:value-type="string" office:string-value="00E4" calcext:value-type="string">
            <text:p>00E4</text:p>
          </table:table-cell>
          <table:table-cell office:value-type="float" office:value="-117" calcext:value-type="float">
            <text:p>-117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æ</text:p>
          </table:table-cell>
          <table:table-cell table:style-name="ce2" table:formula="of:=DEC2HEX((HEX2DEC([.C99])+[.D99]);2)" office:value-type="string" office:string-value="70" calcext:value-type="string">
            <text:p>70</text:p>
          </table:table-cell>
          <table:table-cell table:formula="of:=DEC2HEX(UNICODE([.A99]);4)" office:value-type="string" office:string-value="00E6" calcext:value-type="string">
            <text:p>00E6</text:p>
          </table:table-cell>
          <table:table-cell office:value-type="float" office:value="-118" calcext:value-type="float">
            <text:p>-118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ç</text:p>
          </table:table-cell>
          <table:table-cell table:style-name="ce2" table:formula="of:=DEC2HEX((HEX2DEC([.C100])+[.D100]);2)" office:value-type="string" office:string-value="71" calcext:value-type="string">
            <text:p>71</text:p>
          </table:table-cell>
          <table:table-cell table:formula="of:=DEC2HEX(UNICODE([.A100]);4)" office:value-type="string" office:string-value="00E7" calcext:value-type="string">
            <text:p>00E7</text:p>
          </table:table-cell>
          <table:table-cell office:value-type="float" office:value="-118" calcext:value-type="float">
            <text:p>-118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è</text:p>
          </table:table-cell>
          <table:table-cell table:style-name="ce2" table:formula="of:=DEC2HEX((HEX2DEC([.C101])+[.D101]);2)" office:value-type="string" office:string-value="72" calcext:value-type="string">
            <text:p>72</text:p>
          </table:table-cell>
          <table:table-cell table:formula="of:=DEC2HEX(UNICODE([.A101]);4)" office:value-type="string" office:string-value="00E8" calcext:value-type="string">
            <text:p>00E8</text:p>
          </table:table-cell>
          <table:table-cell office:value-type="float" office:value="-118" calcext:value-type="float">
            <text:p>-118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é</text:p>
          </table:table-cell>
          <table:table-cell table:style-name="ce2" table:formula="of:=DEC2HEX((HEX2DEC([.C102])+[.D102]);2)" office:value-type="string" office:string-value="73" calcext:value-type="string">
            <text:p>73</text:p>
          </table:table-cell>
          <table:table-cell table:formula="of:=DEC2HEX(UNICODE([.A102]);4)" office:value-type="string" office:string-value="00E9" calcext:value-type="string">
            <text:p>00E9</text:p>
          </table:table-cell>
          <table:table-cell office:value-type="float" office:value="-118" calcext:value-type="float">
            <text:p>-118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ê</text:p>
          </table:table-cell>
          <table:table-cell table:style-name="ce2" table:formula="of:=DEC2HEX((HEX2DEC([.C103])+[.D103]);2)" office:value-type="string" office:string-value="74" calcext:value-type="string">
            <text:p>74</text:p>
          </table:table-cell>
          <table:table-cell table:formula="of:=DEC2HEX(UNICODE([.A103]);4)" office:value-type="string" office:string-value="00EA" calcext:value-type="string">
            <text:p>00EA</text:p>
          </table:table-cell>
          <table:table-cell office:value-type="float" office:value="-118" calcext:value-type="float">
            <text:p>-118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ë</text:p>
          </table:table-cell>
          <table:table-cell table:style-name="ce2" table:formula="of:=DEC2HEX((HEX2DEC([.C104])+[.D104]);2)" office:value-type="string" office:string-value="75" calcext:value-type="string">
            <text:p>75</text:p>
          </table:table-cell>
          <table:table-cell table:formula="of:=DEC2HEX(UNICODE([.A104]);4)" office:value-type="string" office:string-value="00EB" calcext:value-type="string">
            <text:p>00EB</text:p>
          </table:table-cell>
          <table:table-cell office:value-type="float" office:value="-118" calcext:value-type="float">
            <text:p>-118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ì</text:p>
          </table:table-cell>
          <table:table-cell table:style-name="ce2" table:formula="of:=DEC2HEX((HEX2DEC([.C105])+[.D105]);2)" office:value-type="string" office:string-value="76" calcext:value-type="string">
            <text:p>76</text:p>
          </table:table-cell>
          <table:table-cell table:formula="of:=DEC2HEX(UNICODE([.A105]);4)" office:value-type="string" office:string-value="00EC" calcext:value-type="string">
            <text:p>00EC</text:p>
          </table:table-cell>
          <table:table-cell office:value-type="float" office:value="-118" calcext:value-type="float">
            <text:p>-118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í</text:p>
          </table:table-cell>
          <table:table-cell table:style-name="ce2" table:formula="of:=DEC2HEX((HEX2DEC([.C106])+[.D106]);2)" office:value-type="string" office:string-value="77" calcext:value-type="string">
            <text:p>77</text:p>
          </table:table-cell>
          <table:table-cell table:formula="of:=DEC2HEX(UNICODE([.A106]);4)" office:value-type="string" office:string-value="00ED" calcext:value-type="string">
            <text:p>00ED</text:p>
          </table:table-cell>
          <table:table-cell office:value-type="float" office:value="-118" calcext:value-type="float">
            <text:p>-118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î</text:p>
          </table:table-cell>
          <table:table-cell table:style-name="ce2" table:formula="of:=DEC2HEX((HEX2DEC([.C107])+[.D107]);2)" office:value-type="string" office:string-value="78" calcext:value-type="string">
            <text:p>78</text:p>
          </table:table-cell>
          <table:table-cell table:formula="of:=DEC2HEX(UNICODE([.A107]);4)" office:value-type="string" office:string-value="00EE" calcext:value-type="string">
            <text:p>00EE</text:p>
          </table:table-cell>
          <table:table-cell office:value-type="float" office:value="-118" calcext:value-type="float">
            <text:p>-118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ï</text:p>
          </table:table-cell>
          <table:table-cell table:style-name="ce2" table:formula="of:=DEC2HEX((HEX2DEC([.C108])+[.D108]);2)" office:value-type="string" office:string-value="79" calcext:value-type="string">
            <text:p>79</text:p>
          </table:table-cell>
          <table:table-cell table:formula="of:=DEC2HEX(UNICODE([.A108]);4)" office:value-type="string" office:string-value="00EF" calcext:value-type="string">
            <text:p>00EF</text:p>
          </table:table-cell>
          <table:table-cell office:value-type="float" office:value="-118" calcext:value-type="float">
            <text:p>-118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ñ</text:p>
          </table:table-cell>
          <table:table-cell table:style-name="ce2" table:formula="of:=DEC2HEX((HEX2DEC([.C109])+[.D109]);2)" office:value-type="string" office:string-value="7A" calcext:value-type="string">
            <text:p>7A</text:p>
          </table:table-cell>
          <table:table-cell table:formula="of:=DEC2HEX(UNICODE([.A109]);4)" office:value-type="string" office:string-value="00F1" calcext:value-type="string">
            <text:p>00F1</text:p>
          </table:table-cell>
          <table:table-cell office:value-type="float" office:value="-119" calcext:value-type="float">
            <text:p>-119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ò</text:p>
          </table:table-cell>
          <table:table-cell table:style-name="ce2" table:formula="of:=DEC2HEX((HEX2DEC([.C110])+[.D110]);2)" office:value-type="string" office:string-value="7B" calcext:value-type="string">
            <text:p>7B</text:p>
          </table:table-cell>
          <table:table-cell table:formula="of:=DEC2HEX(UNICODE([.A110]);4)" office:value-type="string" office:string-value="00F2" calcext:value-type="string">
            <text:p>00F2</text:p>
          </table:table-cell>
          <table:table-cell office:value-type="float" office:value="-119" calcext:value-type="float">
            <text:p>-119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ó</text:p>
          </table:table-cell>
          <table:table-cell table:style-name="ce2" table:formula="of:=DEC2HEX((HEX2DEC([.C111])+[.D111]);2)" office:value-type="string" office:string-value="7C" calcext:value-type="string">
            <text:p>7C</text:p>
          </table:table-cell>
          <table:table-cell table:formula="of:=DEC2HEX(UNICODE([.A111]);4)" office:value-type="string" office:string-value="00F3" calcext:value-type="string">
            <text:p>00F3</text:p>
          </table:table-cell>
          <table:table-cell office:value-type="float" office:value="-119" calcext:value-type="float">
            <text:p>-119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ô</text:p>
          </table:table-cell>
          <table:table-cell table:style-name="ce2" table:formula="of:=DEC2HEX((HEX2DEC([.C112])+[.D112]);2)" office:value-type="string" office:string-value="7D" calcext:value-type="string">
            <text:p>7D</text:p>
          </table:table-cell>
          <table:table-cell table:formula="of:=DEC2HEX(UNICODE([.A112]);4)" office:value-type="string" office:string-value="00F4" calcext:value-type="string">
            <text:p>00F4</text:p>
          </table:table-cell>
          <table:table-cell office:value-type="float" office:value="-119" calcext:value-type="float">
            <text:p>-119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ö</text:p>
          </table:table-cell>
          <table:table-cell table:style-name="ce2" table:formula="of:=DEC2HEX((HEX2DEC([.C113])+[.D113]);2)" office:value-type="string" office:string-value="7E" calcext:value-type="string">
            <text:p>7E</text:p>
          </table:table-cell>
          <table:table-cell table:formula="of:=DEC2HEX(UNICODE([.A113]);4)" office:value-type="string" office:string-value="00F6" calcext:value-type="string">
            <text:p>00F6</text:p>
          </table:table-cell>
          <table:table-cell office:value-type="float" office:value="-120" calcext:value-type="float">
            <text:p>-120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œ</text:p>
          </table:table-cell>
          <table:table-cell table:style-name="ce2" table:formula="of:=DEC2HEX((HEX2DEC([.C114])+[.D114]);2)" office:value-type="string" office:string-value="7F" calcext:value-type="string">
            <text:p>7F</text:p>
          </table:table-cell>
          <table:table-cell table:formula="of:=DEC2HEX(UNICODE([.A114]);4)" office:value-type="string" office:string-value="0153" calcext:value-type="string">
            <text:p>0153</text:p>
          </table:table-cell>
          <table:table-cell office:value-type="float" office:value="-212" calcext:value-type="float">
            <text:p>-212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ù</text:p>
          </table:table-cell>
          <table:table-cell table:style-name="ce2" table:formula="of:=DEC2HEX((HEX2DEC([.C115])+[.D115]);2)" office:value-type="string" office:string-value="80" calcext:value-type="string">
            <text:p>80</text:p>
          </table:table-cell>
          <table:table-cell table:formula="of:=DEC2HEX(UNICODE([.A115]);4)" office:value-type="string" office:string-value="00F9" calcext:value-type="string">
            <text:p>00F9</text:p>
          </table:table-cell>
          <table:table-cell office:value-type="float" office:value="-121" calcext:value-type="float">
            <text:p>-121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ú</text:p>
          </table:table-cell>
          <table:table-cell table:style-name="ce2" table:formula="of:=DEC2HEX((HEX2DEC([.C116])+[.D116]);2)" office:value-type="string" office:string-value="81" calcext:value-type="string">
            <text:p>81</text:p>
          </table:table-cell>
          <table:table-cell table:formula="of:=DEC2HEX(UNICODE([.A116]);4)" office:value-type="string" office:string-value="00FA" calcext:value-type="string">
            <text:p>00FA</text:p>
          </table:table-cell>
          <table:table-cell office:value-type="float" office:value="-121" calcext:value-type="float">
            <text:p>-121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û</text:p>
          </table:table-cell>
          <table:table-cell table:style-name="ce2" table:formula="of:=DEC2HEX((HEX2DEC([.C117])+[.D117]);2)" office:value-type="string" office:string-value="82" calcext:value-type="string">
            <text:p>82</text:p>
          </table:table-cell>
          <table:table-cell table:formula="of:=DEC2HEX(UNICODE([.A117]);4)" office:value-type="string" office:string-value="00FB" calcext:value-type="string">
            <text:p>00FB</text:p>
          </table:table-cell>
          <table:table-cell office:value-type="float" office:value="-121" calcext:value-type="float">
            <text:p>-121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ü</text:p>
          </table:table-cell>
          <table:table-cell table:style-name="ce2" table:formula="of:=DEC2HEX((HEX2DEC([.C118])+[.D118]);2)" office:value-type="string" office:string-value="83" calcext:value-type="string">
            <text:p>83</text:p>
          </table:table-cell>
          <table:table-cell table:formula="of:=DEC2HEX(UNICODE([.A118]);4)" office:value-type="string" office:string-value="00FC" calcext:value-type="string">
            <text:p>00FC</text:p>
          </table:table-cell>
          <table:table-cell office:value-type="float" office:value="-121" calcext:value-type="float">
            <text:p>-121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ß</text:p>
          </table:table-cell>
          <table:table-cell table:style-name="ce2" table:formula="of:=DEC2HEX((HEX2DEC([.C119])+[.D119]);2)" office:value-type="string" office:string-value="84" calcext:value-type="string">
            <text:p>84</text:p>
          </table:table-cell>
          <table:table-cell table:formula="of:=DEC2HEX(UNICODE([.A119]);4)" office:value-type="string" office:string-value="00DF" calcext:value-type="string">
            <text:p>00DF</text:p>
          </table:table-cell>
          <table:table-cell office:value-type="float" office:value="-91" calcext:value-type="float">
            <text:p>-91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!</text:p>
          </table:table-cell>
          <table:table-cell table:style-name="ce2" table:formula="of:=DEC2HEX((HEX2DEC([.C120])+[.D120]);2)" office:value-type="string" office:string-value="99" calcext:value-type="string">
            <text:p>99</text:p>
          </table:table-cell>
          <table:table-cell table:formula="of:=DEC2HEX(UNICODE([.A120]);4)" office:value-type="string" office:string-value="0021" calcext:value-type="string">
            <text:p>0021</text:p>
          </table:table-cell>
          <table:table-cell office:value-type="float" office:value="120" calcext:value-type="float">
            <text:p>120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?</text:p>
          </table:table-cell>
          <table:table-cell table:style-name="ce2" table:formula="of:=DEC2HEX((HEX2DEC([.C121])+[.D121]);2)" office:value-type="string" office:string-value="9A" calcext:value-type="string">
            <text:p>9A</text:p>
          </table:table-cell>
          <table:table-cell table:formula="of:=DEC2HEX(UNICODE([.A121]);4)" office:value-type="string" office:string-value="003F" calcext:value-type="string">
            <text:p>003F</text:p>
          </table:table-cell>
          <table:table-cell office:value-type="float" office:value="91" calcext:value-type="float">
            <text:p>91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@</text:p>
          </table:table-cell>
          <table:table-cell table:style-name="ce2" table:formula="of:=DEC2HEX((HEX2DEC([.C122])+[.D122]);2)" office:value-type="string" office:string-value="9B" calcext:value-type="string">
            <text:p>9B</text:p>
          </table:table-cell>
          <table:table-cell table:formula="of:=DEC2HEX(UNICODE([.A122]);4)" office:value-type="string" office:string-value="0040" calcext:value-type="string">
            <text:p>0040</text:p>
          </table:table-cell>
          <table:table-cell office:value-type="float" office:value="91" calcext:value-type="float">
            <text:p>91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#</text:p>
          </table:table-cell>
          <table:table-cell table:style-name="ce2" table:formula="of:=DEC2HEX((HEX2DEC([.C123])+[.D123]);2)" office:value-type="string" office:string-value="9C" calcext:value-type="string">
            <text:p>9C</text:p>
          </table:table-cell>
          <table:table-cell table:formula="of:=DEC2HEX(UNICODE([.A123]);4)" office:value-type="string" office:string-value="0023" calcext:value-type="string">
            <text:p>0023</text:p>
          </table:table-cell>
          <table:table-cell office:value-type="float" office:value="121" calcext:value-type="float">
            <text:p>121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$</text:p>
          </table:table-cell>
          <table:table-cell table:style-name="ce2" table:formula="of:=DEC2HEX((HEX2DEC([.C124])+[.D124]);2)" office:value-type="string" office:string-value="9D" calcext:value-type="string">
            <text:p>9D</text:p>
          </table:table-cell>
          <table:table-cell table:formula="of:=DEC2HEX(UNICODE([.A124]);4)" office:value-type="string" office:string-value="0024" calcext:value-type="string">
            <text:p>0024</text:p>
          </table:table-cell>
          <table:table-cell office:value-type="float" office:value="121" calcext:value-type="float">
            <text:p>121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%</text:p>
          </table:table-cell>
          <table:table-cell table:style-name="ce2" table:formula="of:=DEC2HEX((HEX2DEC([.C125])+[.D125]);2)" office:value-type="string" office:string-value="9E" calcext:value-type="string">
            <text:p>9E</text:p>
          </table:table-cell>
          <table:table-cell table:formula="of:=DEC2HEX(UNICODE([.A125]);4)" office:value-type="string" office:string-value="0025" calcext:value-type="string">
            <text:p>0025</text:p>
          </table:table-cell>
          <table:table-cell office:value-type="float" office:value="121" calcext:value-type="float">
            <text:p>121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^</text:p>
          </table:table-cell>
          <table:table-cell table:style-name="ce2" table:formula="of:=DEC2HEX((HEX2DEC([.C126])+[.D126]);2)" office:value-type="string" office:string-value="9F" calcext:value-type="string">
            <text:p>9F</text:p>
          </table:table-cell>
          <table:table-cell table:formula="of:=DEC2HEX(UNICODE([.A126]);4)" office:value-type="string" office:string-value="005E" calcext:value-type="string">
            <text:p>005E</text:p>
          </table:table-cell>
          <table:table-cell office:value-type="float" office:value="65" calcext:value-type="float">
            <text:p>65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&amp;</text:p>
          </table:table-cell>
          <table:table-cell table:style-name="ce2" table:formula="of:=DEC2HEX((HEX2DEC([.C127])+[.D127]);2)" office:value-type="string" office:string-value="A0" calcext:value-type="string">
            <text:p>A0</text:p>
          </table:table-cell>
          <table:table-cell table:formula="of:=DEC2HEX(UNICODE([.A127]);4)" office:value-type="string" office:string-value="0026" calcext:value-type="string">
            <text:p>0026</text:p>
          </table:table-cell>
          <table:table-cell office:value-type="float" office:value="122" calcext:value-type="float">
            <text:p>122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*</text:p>
          </table:table-cell>
          <table:table-cell table:style-name="ce2" table:formula="of:=DEC2HEX((HEX2DEC([.C128])+[.D128]);2)" office:value-type="string" office:string-value="A1" calcext:value-type="string">
            <text:p>A1</text:p>
          </table:table-cell>
          <table:table-cell table:formula="of:=DEC2HEX(UNICODE([.A128]);4)" office:value-type="string" office:string-value="002A" calcext:value-type="string">
            <text:p>002A</text:p>
          </table:table-cell>
          <table:table-cell office:value-type="float" office:value="119" calcext:value-type="float">
            <text:p>119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/</text:p>
          </table:table-cell>
          <table:table-cell table:style-name="ce2" table:formula="of:=DEC2HEX((HEX2DEC([.C129])+[.D129]);2)" office:value-type="string" office:string-value="A2" calcext:value-type="string">
            <text:p>A2</text:p>
          </table:table-cell>
          <table:table-cell table:formula="of:=DEC2HEX(UNICODE([.A129]);4)" office:value-type="string" office:string-value="002F" calcext:value-type="string">
            <text:p>002F</text:p>
          </table:table-cell>
          <table:table-cell office:value-type="float" office:value="115" calcext:value-type="float">
            <text:p>115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_</text:p>
          </table:table-cell>
          <table:table-cell table:style-name="ce2" table:formula="of:=DEC2HEX((HEX2DEC([.C130])+[.D130]);2)" office:value-type="string" office:string-value="A3" calcext:value-type="string">
            <text:p>A3</text:p>
          </table:table-cell>
          <table:table-cell table:formula="of:=DEC2HEX(UNICODE([.A130]);4)" office:value-type="string" office:string-value="005F" calcext:value-type="string">
            <text:p>005F</text:p>
          </table:table-cell>
          <table:table-cell office:value-type="float" office:value="68" calcext:value-type="float">
            <text:p>68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+</text:p>
          </table:table-cell>
          <table:table-cell table:style-name="ce2" table:formula="of:=DEC2HEX((HEX2DEC([.C131])+[.D131]);2)" office:value-type="string" office:string-value="A4" calcext:value-type="string">
            <text:p>A4</text:p>
          </table:table-cell>
          <table:table-cell table:formula="of:=DEC2HEX(UNICODE([.A131]);4)" office:value-type="string" office:string-value="002B" calcext:value-type="string">
            <text:p>002B</text:p>
          </table:table-cell>
          <table:table-cell office:value-type="float" office:value="121" calcext:value-type="float">
            <text:p>121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-</text:p>
          </table:table-cell>
          <table:table-cell table:style-name="ce2" table:formula="of:=DEC2HEX((HEX2DEC([.C132])+[.D132]);2)" office:value-type="string" office:string-value="A5" calcext:value-type="string">
            <text:p>A5</text:p>
          </table:table-cell>
          <table:table-cell table:formula="of:=DEC2HEX(UNICODE([.A132]);4)" office:value-type="string" office:string-value="002D" calcext:value-type="string">
            <text:p>002D</text:p>
          </table:table-cell>
          <table:table-cell office:value-type="float" office:value="120" calcext:value-type="float">
            <text:p>120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=</text:p>
          </table:table-cell>
          <table:table-cell table:style-name="ce2" table:formula="of:=DEC2HEX((HEX2DEC([.C133])+[.D133]);2)" office:value-type="string" office:string-value="A6" calcext:value-type="string">
            <text:p>A6</text:p>
          </table:table-cell>
          <table:table-cell table:formula="of:=DEC2HEX(UNICODE([.A133]);4)" office:value-type="string" office:string-value="003D" calcext:value-type="string">
            <text:p>003D</text:p>
          </table:table-cell>
          <table:table-cell office:value-type="float" office:value="105" calcext:value-type="float">
            <text:p>105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,</text:p>
          </table:table-cell>
          <table:table-cell table:style-name="ce2" table:formula="of:=DEC2HEX((HEX2DEC([.C134])+[.D134]);2)" office:value-type="string" office:string-value="A7" calcext:value-type="string">
            <text:p>A7</text:p>
          </table:table-cell>
          <table:table-cell table:formula="of:=DEC2HEX(UNICODE([.A134]);4)" office:value-type="string" office:string-value="002C" calcext:value-type="string">
            <text:p>002C</text:p>
          </table:table-cell>
          <table:table-cell office:value-type="float" office:value="123" calcext:value-type="float">
            <text:p>123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.</text:p>
          </table:table-cell>
          <table:table-cell table:style-name="ce2" table:formula="of:=DEC2HEX((HEX2DEC([.C135])+[.D135]);2)" office:value-type="string" office:string-value="A8" calcext:value-type="string">
            <text:p>A8</text:p>
          </table:table-cell>
          <table:table-cell table:formula="of:=DEC2HEX(UNICODE([.A135]);4)" office:value-type="string" office:string-value="002E" calcext:value-type="string">
            <text:p>002E</text:p>
          </table:table-cell>
          <table:table-cell office:value-type="float" office:value="122" calcext:value-type="float">
            <text:p>122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;</text:p>
          </table:table-cell>
          <table:table-cell table:style-name="ce2" table:formula="of:=DEC2HEX((HEX2DEC([.C136])+[.D136]);2)" office:value-type="string" office:string-value="A9" calcext:value-type="string">
            <text:p>A9</text:p>
          </table:table-cell>
          <table:table-cell table:formula="of:=DEC2HEX(UNICODE([.A136]);4)" office:value-type="string" office:string-value="003B" calcext:value-type="string">
            <text:p>003B</text:p>
          </table:table-cell>
          <table:table-cell office:value-type="float" office:value="110" calcext:value-type="float">
            <text:p>110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:</text:p>
          </table:table-cell>
          <table:table-cell table:style-name="ce2" table:formula="of:=DEC2HEX((HEX2DEC([.C137])+[.D137]);2)" office:value-type="string" office:string-value="AA" calcext:value-type="string">
            <text:p>AA</text:p>
          </table:table-cell>
          <table:table-cell table:formula="of:=DEC2HEX(UNICODE([.A137]);4)" office:value-type="string" office:string-value="003A" calcext:value-type="string">
            <text:p>003A</text:p>
          </table:table-cell>
          <table:table-cell office:value-type="float" office:value="112" calcext:value-type="float">
            <text:p>112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\</text:p>
          </table:table-cell>
          <table:table-cell table:style-name="ce2" table:formula="of:=DEC2HEX((HEX2DEC([.C138])+[.D138]);2)" office:value-type="string" office:string-value="AB" calcext:value-type="string">
            <text:p>AB</text:p>
          </table:table-cell>
          <table:table-cell table:formula="of:=DEC2HEX(UNICODE([.A138]);4)" office:value-type="string" office:string-value="005C" calcext:value-type="string">
            <text:p>005C</text:p>
          </table:table-cell>
          <table:table-cell office:value-type="float" office:value="79" calcext:value-type="float">
            <text:p>79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'</text:p>
          </table:table-cell>
          <table:table-cell table:style-name="ce2" table:formula="of:=DEC2HEX((HEX2DEC([.C139])+[.D139]);2)" office:value-type="string" office:string-value="AC" calcext:value-type="string">
            <text:p>AC</text:p>
          </table:table-cell>
          <table:table-cell table:formula="of:=DEC2HEX(UNICODE([.A139]);4)" office:value-type="string" office:string-value="0027" calcext:value-type="string">
            <text:p>0027</text:p>
          </table:table-cell>
          <table:table-cell office:value-type="float" office:value="133" calcext:value-type="float">
            <text:p>133</text:p>
          </table:table-cell>
          <table:table-cell table:style-name="ce10"/>
          <table:table-cell table:number-columns-repeated="1019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codeDecode" table:style-name="ta1">
        <table:table-column table:style-name="co1" table:default-cell-style-name="Default"/>
        <table:table-column table:style-name="co1" table:default-cell-style-name="ce4"/>
        <table:table-column table:style-name="co3" table:default-cell-style-name="Default"/>
        <table:table-column table:style-name="co1" table:number-columns-repeated="57" table:default-cell-style-name="Default"/>
        <table:table-row table:style-name="ro1">
          <table:table-cell table:number-columns-repeated="60"/>
        </table:table-row>
        <table:table-row table:style-name="ro1">
          <table:table-cell/>
          <table:table-cell office:value-type="string" calcext:value-type="string">
            <text:p>Decode:</text:p>
          </table:table-cell>
          <table:table-cell table:number-columns-repeated="58"/>
        </table:table-row>
        <table:table-row table:style-name="ro1" table:visibility="collapse">
          <table:table-cell table:number-columns-repeated="2"/>
          <table:table-cell office:value-type="float" office:value="1" calcext:value-type="float">
            <text:p>1</text:p>
          </table:table-cell>
          <table:table-cell table:formula="of:=[.C3]+2" office:value-type="float" office:value="3" calcext:value-type="float">
            <text:p>3</text:p>
          </table:table-cell>
          <table:table-cell table:formula="of:=[.D3]+2" office:value-type="float" office:value="5" calcext:value-type="float">
            <text:p>5</text:p>
          </table:table-cell>
          <table:table-cell table:formula="of:=[.E3]+2" office:value-type="float" office:value="7" calcext:value-type="float">
            <text:p>7</text:p>
          </table:table-cell>
          <table:table-cell table:formula="of:=[.F3]+2" office:value-type="float" office:value="9" calcext:value-type="float">
            <text:p>9</text:p>
          </table:table-cell>
          <table:table-cell table:formula="of:=[.G3]+2" office:value-type="float" office:value="11" calcext:value-type="float">
            <text:p>11</text:p>
          </table:table-cell>
          <table:table-cell table:formula="of:=[.H3]+2" office:value-type="float" office:value="13" calcext:value-type="float">
            <text:p>13</text:p>
          </table:table-cell>
          <table:table-cell table:formula="of:=[.I3]+2" office:value-type="float" office:value="15" calcext:value-type="float">
            <text:p>15</text:p>
          </table:table-cell>
          <table:table-cell table:formula="of:=[.J3]+2" office:value-type="float" office:value="17" calcext:value-type="float">
            <text:p>17</text:p>
          </table:table-cell>
          <table:table-cell table:formula="of:=[.K3]+2" office:value-type="float" office:value="19" calcext:value-type="float">
            <text:p>19</text:p>
          </table:table-cell>
          <table:table-cell table:formula="of:=[.L3]+2" office:value-type="float" office:value="21" calcext:value-type="float">
            <text:p>21</text:p>
          </table:table-cell>
          <table:table-cell table:formula="of:=[.M3]+2" office:value-type="float" office:value="23" calcext:value-type="float">
            <text:p>23</text:p>
          </table:table-cell>
          <table:table-cell table:formula="of:=[.N3]+2" office:value-type="float" office:value="25" calcext:value-type="float">
            <text:p>25</text:p>
          </table:table-cell>
          <table:table-cell table:formula="of:=[.O3]+2" office:value-type="float" office:value="27" calcext:value-type="float">
            <text:p>27</text:p>
          </table:table-cell>
          <table:table-cell table:formula="of:=[.P3]+2" office:value-type="float" office:value="29" calcext:value-type="float">
            <text:p>29</text:p>
          </table:table-cell>
          <table:table-cell table:formula="of:=[.Q3]+2" office:value-type="float" office:value="31" calcext:value-type="float">
            <text:p>31</text:p>
          </table:table-cell>
          <table:table-cell table:formula="of:=[.R3]+2" office:value-type="float" office:value="33" calcext:value-type="float">
            <text:p>33</text:p>
          </table:table-cell>
          <table:table-cell table:formula="of:=[.S3]+2" office:value-type="float" office:value="35" calcext:value-type="float">
            <text:p>35</text:p>
          </table:table-cell>
          <table:table-cell table:formula="of:=[.T3]+2" office:value-type="float" office:value="37" calcext:value-type="float">
            <text:p>37</text:p>
          </table:table-cell>
          <table:table-cell table:formula="of:=[.U3]+2" office:value-type="float" office:value="39" calcext:value-type="float">
            <text:p>39</text:p>
          </table:table-cell>
          <table:table-cell table:formula="of:=[.V3]+2" office:value-type="float" office:value="41" calcext:value-type="float">
            <text:p>41</text:p>
          </table:table-cell>
          <table:table-cell table:formula="of:=[.W3]+2" office:value-type="float" office:value="43" calcext:value-type="float">
            <text:p>43</text:p>
          </table:table-cell>
          <table:table-cell table:formula="of:=[.X3]+2" office:value-type="float" office:value="45" calcext:value-type="float">
            <text:p>45</text:p>
          </table:table-cell>
          <table:table-cell table:formula="of:=[.Y3]+2" office:value-type="float" office:value="47" calcext:value-type="float">
            <text:p>47</text:p>
          </table:table-cell>
          <table:table-cell table:formula="of:=[.Z3]+2" office:value-type="float" office:value="49" calcext:value-type="float">
            <text:p>49</text:p>
          </table:table-cell>
          <table:table-cell table:formula="of:=[.AA3]+2" office:value-type="float" office:value="51" calcext:value-type="float">
            <text:p>51</text:p>
          </table:table-cell>
          <table:table-cell table:formula="of:=[.AB3]+2" office:value-type="float" office:value="53" calcext:value-type="float">
            <text:p>53</text:p>
          </table:table-cell>
          <table:table-cell table:formula="of:=[.AC3]+2" office:value-type="float" office:value="55" calcext:value-type="float">
            <text:p>55</text:p>
          </table:table-cell>
          <table:table-cell table:formula="of:=[.AD3]+2" office:value-type="float" office:value="57" calcext:value-type="float">
            <text:p>57</text:p>
          </table:table-cell>
          <table:table-cell table:formula="of:=[.AE3]+2" office:value-type="float" office:value="59" calcext:value-type="float">
            <text:p>59</text:p>
          </table:table-cell>
          <table:table-cell table:formula="of:=[.AF3]+2" office:value-type="float" office:value="61" calcext:value-type="float">
            <text:p>61</text:p>
          </table:table-cell>
          <table:table-cell table:formula="of:=[.AG3]+2" office:value-type="float" office:value="63" calcext:value-type="float">
            <text:p>63</text:p>
          </table:table-cell>
          <table:table-cell table:formula="of:=[.AH3]+2" office:value-type="float" office:value="65" calcext:value-type="float">
            <text:p>65</text:p>
          </table:table-cell>
          <table:table-cell table:formula="of:=[.AI3]+2" office:value-type="float" office:value="67" calcext:value-type="float">
            <text:p>67</text:p>
          </table:table-cell>
          <table:table-cell table:formula="of:=[.AJ3]+2" office:value-type="float" office:value="69" calcext:value-type="float">
            <text:p>69</text:p>
          </table:table-cell>
          <table:table-cell table:formula="of:=[.AK3]+2" office:value-type="float" office:value="71" calcext:value-type="float">
            <text:p>71</text:p>
          </table:table-cell>
          <table:table-cell table:formula="of:=[.AL3]+2" office:value-type="float" office:value="73" calcext:value-type="float">
            <text:p>73</text:p>
          </table:table-cell>
          <table:table-cell table:formula="of:=[.AM3]+2" office:value-type="float" office:value="75" calcext:value-type="float">
            <text:p>75</text:p>
          </table:table-cell>
          <table:table-cell table:formula="of:=[.AN3]+2" office:value-type="float" office:value="77" calcext:value-type="float">
            <text:p>77</text:p>
          </table:table-cell>
          <table:table-cell table:formula="of:=[.AO3]+2" office:value-type="float" office:value="79" calcext:value-type="float">
            <text:p>79</text:p>
          </table:table-cell>
          <table:table-cell table:formula="of:=[.AP3]+2" office:value-type="float" office:value="81" calcext:value-type="float">
            <text:p>81</text:p>
          </table:table-cell>
          <table:table-cell table:formula="of:=[.AQ3]+2" office:value-type="float" office:value="83" calcext:value-type="float">
            <text:p>83</text:p>
          </table:table-cell>
          <table:table-cell table:formula="of:=[.AR3]+2" office:value-type="float" office:value="85" calcext:value-type="float">
            <text:p>85</text:p>
          </table:table-cell>
          <table:table-cell table:formula="of:=[.AS3]+2" office:value-type="float" office:value="87" calcext:value-type="float">
            <text:p>87</text:p>
          </table:table-cell>
          <table:table-cell table:formula="of:=[.AT3]+2" office:value-type="float" office:value="89" calcext:value-type="float">
            <text:p>89</text:p>
          </table:table-cell>
          <table:table-cell table:formula="of:=[.AU3]+2" office:value-type="float" office:value="91" calcext:value-type="float">
            <text:p>91</text:p>
          </table:table-cell>
          <table:table-cell table:formula="of:=[.AV3]+2" office:value-type="float" office:value="93" calcext:value-type="float">
            <text:p>93</text:p>
          </table:table-cell>
          <table:table-cell table:formula="of:=[.AW3]+2" office:value-type="float" office:value="95" calcext:value-type="float">
            <text:p>95</text:p>
          </table:table-cell>
          <table:table-cell table:formula="of:=[.AX3]+2" office:value-type="float" office:value="97" calcext:value-type="float">
            <text:p>97</text:p>
          </table:table-cell>
          <table:table-cell table:formula="of:=[.AY3]+2" office:value-type="float" office:value="99" calcext:value-type="float">
            <text:p>99</text:p>
          </table:table-cell>
          <table:table-cell table:formula="of:=[.AZ3]+2" office:value-type="float" office:value="101" calcext:value-type="float">
            <text:p>101</text:p>
          </table:table-cell>
          <table:table-cell table:formula="of:=[.BA3]+2" office:value-type="float" office:value="103" calcext:value-type="float">
            <text:p>103</text:p>
          </table:table-cell>
          <table:table-cell table:formula="of:=[.BB3]+2" office:value-type="float" office:value="105" calcext:value-type="float">
            <text:p>105</text:p>
          </table:table-cell>
          <table:table-cell table:formula="of:=[.BC3]+2" office:value-type="float" office:value="107" calcext:value-type="float">
            <text:p>107</text:p>
          </table:table-cell>
          <table:table-cell table:formula="of:=[.BD3]+2" office:value-type="float" office:value="109" calcext:value-type="float">
            <text:p>109</text:p>
          </table:table-cell>
          <table:table-cell table:formula="of:=[.BE3]+2" office:value-type="float" office:value="111" calcext:value-type="float">
            <text:p>111</text:p>
          </table:table-cell>
          <table:table-cell table:formula="of:=[.BF3]+2" office:value-type="float" office:value="113" calcext:value-type="float">
            <text:p>113</text:p>
          </table:table-cell>
          <table:table-cell table:formula="of:=[.BG3]+2" office:value-type="float" office:value="115" calcext:value-type="float">
            <text:p>115</text:p>
          </table:table-cell>
        </table:table-row>
        <table:table-row table:style-name="ro1" table:visibility="collapse">
          <table:table-cell table:number-columns-repeated="2"/>
          <table:table-cell table:formula="of:=MID([.$C$2];[.C3];2)">
            <text:p/>
          </table:table-cell>
          <table:table-cell table:formula="of:=MID([.$C$2];[.D3];2)">
            <text:p/>
          </table:table-cell>
          <table:table-cell table:formula="of:=MID([.$C$2];[.E3];2)">
            <text:p/>
          </table:table-cell>
          <table:table-cell table:formula="of:=MID([.$C$2];[.F3];2)">
            <text:p/>
          </table:table-cell>
          <table:table-cell table:formula="of:=MID([.$C$2];[.G3];2)">
            <text:p/>
          </table:table-cell>
          <table:table-cell table:formula="of:=MID([.$C$2];[.H3];2)">
            <text:p/>
          </table:table-cell>
          <table:table-cell table:formula="of:=MID([.$C$2];[.I3];2)">
            <text:p/>
          </table:table-cell>
          <table:table-cell table:formula="of:=MID([.$C$2];[.J3];2)">
            <text:p/>
          </table:table-cell>
          <table:table-cell table:formula="of:=MID([.$C$2];[.K3];2)">
            <text:p/>
          </table:table-cell>
          <table:table-cell table:formula="of:=MID([.$C$2];[.L3];2)">
            <text:p/>
          </table:table-cell>
          <table:table-cell table:formula="of:=MID([.$C$2];[.M3];2)">
            <text:p/>
          </table:table-cell>
          <table:table-cell table:formula="of:=MID([.$C$2];[.N3];2)">
            <text:p/>
          </table:table-cell>
          <table:table-cell table:formula="of:=MID([.$C$2];[.O3];2)">
            <text:p/>
          </table:table-cell>
          <table:table-cell table:formula="of:=MID([.$C$2];[.P3];2)">
            <text:p/>
          </table:table-cell>
          <table:table-cell table:formula="of:=MID([.$C$2];[.Q3];2)">
            <text:p/>
          </table:table-cell>
          <table:table-cell table:formula="of:=MID([.$C$2];[.R3];2)">
            <text:p/>
          </table:table-cell>
          <table:table-cell table:formula="of:=MID([.$C$2];[.S3];2)">
            <text:p/>
          </table:table-cell>
          <table:table-cell table:formula="of:=MID([.$C$2];[.T3];2)">
            <text:p/>
          </table:table-cell>
          <table:table-cell table:formula="of:=MID([.$C$2];[.U3];2)">
            <text:p/>
          </table:table-cell>
          <table:table-cell table:formula="of:=MID([.$C$2];[.V3];2)">
            <text:p/>
          </table:table-cell>
          <table:table-cell table:formula="of:=MID([.$C$2];[.W3];2)">
            <text:p/>
          </table:table-cell>
          <table:table-cell table:formula="of:=MID([.$C$2];[.X3];2)">
            <text:p/>
          </table:table-cell>
          <table:table-cell table:formula="of:=MID([.$C$2];[.Y3];2)">
            <text:p/>
          </table:table-cell>
          <table:table-cell table:formula="of:=MID([.$C$2];[.Z3];2)">
            <text:p/>
          </table:table-cell>
          <table:table-cell table:formula="of:=MID([.$C$2];[.AA3];2)">
            <text:p/>
          </table:table-cell>
          <table:table-cell table:formula="of:=MID([.$C$2];[.AB3];2)">
            <text:p/>
          </table:table-cell>
          <table:table-cell table:formula="of:=MID([.$C$2];[.AC3];2)">
            <text:p/>
          </table:table-cell>
          <table:table-cell table:formula="of:=MID([.$C$2];[.AD3];2)">
            <text:p/>
          </table:table-cell>
          <table:table-cell table:formula="of:=MID([.$C$2];[.AE3];2)">
            <text:p/>
          </table:table-cell>
          <table:table-cell table:formula="of:=MID([.$C$2];[.AF3];2)">
            <text:p/>
          </table:table-cell>
          <table:table-cell table:formula="of:=MID([.$C$2];[.AG3];2)">
            <text:p/>
          </table:table-cell>
          <table:table-cell table:formula="of:=MID([.$C$2];[.AH3];2)">
            <text:p/>
          </table:table-cell>
          <table:table-cell table:formula="of:=MID([.$C$2];[.AI3];2)">
            <text:p/>
          </table:table-cell>
          <table:table-cell table:formula="of:=MID([.$C$2];[.AJ3];2)">
            <text:p/>
          </table:table-cell>
          <table:table-cell table:formula="of:=MID([.$C$2];[.AK3];2)">
            <text:p/>
          </table:table-cell>
          <table:table-cell table:formula="of:=MID([.$C$2];[.AL3];2)">
            <text:p/>
          </table:table-cell>
          <table:table-cell table:formula="of:=MID([.$C$2];[.AM3];2)">
            <text:p/>
          </table:table-cell>
          <table:table-cell table:formula="of:=MID([.$C$2];[.AN3];2)">
            <text:p/>
          </table:table-cell>
          <table:table-cell table:formula="of:=MID([.$C$2];[.AO3];2)">
            <text:p/>
          </table:table-cell>
          <table:table-cell table:formula="of:=MID([.$C$2];[.AP3];2)">
            <text:p/>
          </table:table-cell>
          <table:table-cell table:formula="of:=MID([.$C$2];[.AQ3];2)">
            <text:p/>
          </table:table-cell>
          <table:table-cell table:formula="of:=MID([.$C$2];[.AR3];2)">
            <text:p/>
          </table:table-cell>
          <table:table-cell table:formula="of:=MID([.$C$2];[.AS3];2)">
            <text:p/>
          </table:table-cell>
          <table:table-cell table:formula="of:=MID([.$C$2];[.AT3];2)">
            <text:p/>
          </table:table-cell>
          <table:table-cell table:formula="of:=MID([.$C$2];[.AU3];2)">
            <text:p/>
          </table:table-cell>
          <table:table-cell table:formula="of:=MID([.$C$2];[.AV3];2)">
            <text:p/>
          </table:table-cell>
          <table:table-cell table:formula="of:=MID([.$C$2];[.AW3];2)">
            <text:p/>
          </table:table-cell>
          <table:table-cell table:formula="of:=MID([.$C$2];[.AX3];2)">
            <text:p/>
          </table:table-cell>
          <table:table-cell table:formula="of:=MID([.$C$2];[.AY3];2)">
            <text:p/>
          </table:table-cell>
          <table:table-cell table:formula="of:=MID([.$C$2];[.AZ3];2)">
            <text:p/>
          </table:table-cell>
          <table:table-cell table:formula="of:=MID([.$C$2];[.BA3];2)">
            <text:p/>
          </table:table-cell>
          <table:table-cell table:formula="of:=MID([.$C$2];[.BB3];2)">
            <text:p/>
          </table:table-cell>
          <table:table-cell table:formula="of:=MID([.$C$2];[.BC3];2)">
            <text:p/>
          </table:table-cell>
          <table:table-cell table:formula="of:=MID([.$C$2];[.BD3];2)">
            <text:p/>
          </table:table-cell>
          <table:table-cell table:formula="of:=MID([.$C$2];[.BE3];2)">
            <text:p/>
          </table:table-cell>
          <table:table-cell table:formula="of:=MID([.$C$2];[.BF3];2)">
            <text:p/>
          </table:table-cell>
          <table:table-cell table:formula="of:=MID([.$C$2];[.BG3];2)">
            <text:p/>
          </table:table-cell>
          <table:table-cell table:formula="of:=MID([.$C$2];[.BH3];2)">
            <text:p/>
          </table:table-cell>
        </table:table-row>
        <table:table-row table:style-name="ro1">
          <table:table-cell/>
          <table:table-cell office:value-type="string" calcext:value-type="string">
            <text:p>Result:</text:p>
          </table:table-cell>
          <table:table-cell table:style-name="ce5" table:formula="of:=IF([.C4]=&quot;&quot;;&quot;&quot;;INDEX([$'Lookup Table'.$A$1:$'Lookup Table'.$A$1048576]; MATCH([.C4]; [$'Lookup Table'.$B$1:$'Lookup Table'.$B$1048576]; 0)))">
            <text:p/>
          </table:table-cell>
          <table:table-cell table:style-name="ce5" table:formula="of:=IF([.D4]=&quot;&quot;;&quot;&quot;;INDEX([$'Lookup Table'.$A$1:$'Lookup Table'.$A$1048576]; MATCH([.D4]; [$'Lookup Table'.$B$1:$'Lookup Table'.$B$1048576]; 0)))">
            <text:p/>
          </table:table-cell>
          <table:table-cell table:style-name="ce5" table:formula="of:=IF([.E4]=&quot;&quot;;&quot;&quot;;INDEX([$'Lookup Table'.$A$1:$'Lookup Table'.$A$1048576]; MATCH([.E4]; [$'Lookup Table'.$B$1:$'Lookup Table'.$B$1048576]; 0)))">
            <text:p/>
          </table:table-cell>
          <table:table-cell table:style-name="ce5" table:formula="of:=IF([.F4]=&quot;&quot;;&quot;&quot;;INDEX([$'Lookup Table'.$A$1:$'Lookup Table'.$A$1048576]; MATCH([.F4]; [$'Lookup Table'.$B$1:$'Lookup Table'.$B$1048576]; 0)))">
            <text:p/>
          </table:table-cell>
          <table:table-cell table:style-name="ce5" table:formula="of:=IF([.G4]=&quot;&quot;;&quot;&quot;;INDEX([$'Lookup Table'.$A$1:$'Lookup Table'.$A$1048576]; MATCH([.G4]; [$'Lookup Table'.$B$1:$'Lookup Table'.$B$1048576]; 0)))">
            <text:p/>
          </table:table-cell>
          <table:table-cell table:style-name="ce5" table:formula="of:=IF([.H4]=&quot;&quot;;&quot;&quot;;INDEX([$'Lookup Table'.$A$1:$'Lookup Table'.$A$1048576]; MATCH([.H4]; [$'Lookup Table'.$B$1:$'Lookup Table'.$B$1048576]; 0)))">
            <text:p/>
          </table:table-cell>
          <table:table-cell table:style-name="ce5" table:formula="of:=IF([.I4]=&quot;&quot;;&quot;&quot;;INDEX([$'Lookup Table'.$A$1:$'Lookup Table'.$A$1048576]; MATCH([.I4]; [$'Lookup Table'.$B$1:$'Lookup Table'.$B$1048576]; 0)))">
            <text:p/>
          </table:table-cell>
          <table:table-cell table:style-name="ce5" table:formula="of:=IF([.J4]=&quot;&quot;;&quot;&quot;;INDEX([$'Lookup Table'.$A$1:$'Lookup Table'.$A$1048576]; MATCH([.J4]; [$'Lookup Table'.$B$1:$'Lookup Table'.$B$1048576]; 0)))">
            <text:p/>
          </table:table-cell>
          <table:table-cell table:style-name="ce5" table:formula="of:=IF([.K4]=&quot;&quot;;&quot;&quot;;INDEX([$'Lookup Table'.$A$1:$'Lookup Table'.$A$1048576]; MATCH([.K4]; [$'Lookup Table'.$B$1:$'Lookup Table'.$B$1048576]; 0)))">
            <text:p/>
          </table:table-cell>
          <table:table-cell table:style-name="ce5" table:formula="of:=IF([.L4]=&quot;&quot;;&quot;&quot;;INDEX([$'Lookup Table'.$A$1:$'Lookup Table'.$A$1048576]; MATCH([.L4]; [$'Lookup Table'.$B$1:$'Lookup Table'.$B$1048576]; 0)))">
            <text:p/>
          </table:table-cell>
          <table:table-cell table:style-name="ce5" table:formula="of:=IF([.M4]=&quot;&quot;;&quot;&quot;;INDEX([$'Lookup Table'.$A$1:$'Lookup Table'.$A$1048576]; MATCH([.M4]; [$'Lookup Table'.$B$1:$'Lookup Table'.$B$1048576]; 0)))">
            <text:p/>
          </table:table-cell>
          <table:table-cell table:style-name="ce5" table:formula="of:=IF([.N4]=&quot;&quot;;&quot;&quot;;INDEX([$'Lookup Table'.$A$1:$'Lookup Table'.$A$1048576]; MATCH([.N4]; [$'Lookup Table'.$B$1:$'Lookup Table'.$B$1048576]; 0)))">
            <text:p/>
          </table:table-cell>
          <table:table-cell table:style-name="ce5" table:formula="of:=IF([.O4]=&quot;&quot;;&quot;&quot;;INDEX([$'Lookup Table'.$A$1:$'Lookup Table'.$A$1048576]; MATCH([.O4]; [$'Lookup Table'.$B$1:$'Lookup Table'.$B$1048576]; 0)))">
            <text:p/>
          </table:table-cell>
          <table:table-cell table:style-name="ce5" table:formula="of:=IF([.P4]=&quot;&quot;;&quot;&quot;;INDEX([$'Lookup Table'.$A$1:$'Lookup Table'.$A$1048576]; MATCH([.P4]; [$'Lookup Table'.$B$1:$'Lookup Table'.$B$1048576]; 0)))">
            <text:p/>
          </table:table-cell>
          <table:table-cell table:style-name="ce5" table:formula="of:=IF([.Q4]=&quot;&quot;;&quot;&quot;;INDEX([$'Lookup Table'.$A$1:$'Lookup Table'.$A$1048576]; MATCH([.Q4]; [$'Lookup Table'.$B$1:$'Lookup Table'.$B$1048576]; 0)))">
            <text:p/>
          </table:table-cell>
          <table:table-cell table:style-name="ce5" table:formula="of:=IF([.R4]=&quot;&quot;;&quot;&quot;;INDEX([$'Lookup Table'.$A$1:$'Lookup Table'.$A$1048576]; MATCH([.R4]; [$'Lookup Table'.$B$1:$'Lookup Table'.$B$1048576]; 0)))">
            <text:p/>
          </table:table-cell>
          <table:table-cell table:style-name="ce5" table:formula="of:=IF([.S4]=&quot;&quot;;&quot;&quot;;INDEX([$'Lookup Table'.$A$1:$'Lookup Table'.$A$1048576]; MATCH([.S4]; [$'Lookup Table'.$B$1:$'Lookup Table'.$B$1048576]; 0)))">
            <text:p/>
          </table:table-cell>
          <table:table-cell table:style-name="ce5" table:formula="of:=IF([.T4]=&quot;&quot;;&quot;&quot;;INDEX([$'Lookup Table'.$A$1:$'Lookup Table'.$A$1048576]; MATCH([.T4]; [$'Lookup Table'.$B$1:$'Lookup Table'.$B$1048576]; 0)))">
            <text:p/>
          </table:table-cell>
          <table:table-cell table:style-name="ce5" table:formula="of:=IF([.U4]=&quot;&quot;;&quot;&quot;;INDEX([$'Lookup Table'.$A$1:$'Lookup Table'.$A$1048576]; MATCH([.U4]; [$'Lookup Table'.$B$1:$'Lookup Table'.$B$1048576]; 0)))">
            <text:p/>
          </table:table-cell>
          <table:table-cell table:style-name="ce5" table:formula="of:=IF([.V4]=&quot;&quot;;&quot;&quot;;INDEX([$'Lookup Table'.$A$1:$'Lookup Table'.$A$1048576]; MATCH([.V4]; [$'Lookup Table'.$B$1:$'Lookup Table'.$B$1048576]; 0)))">
            <text:p/>
          </table:table-cell>
          <table:table-cell table:style-name="ce5" table:formula="of:=IF([.W4]=&quot;&quot;;&quot;&quot;;INDEX([$'Lookup Table'.$A$1:$'Lookup Table'.$A$1048576]; MATCH([.W4]; [$'Lookup Table'.$B$1:$'Lookup Table'.$B$1048576]; 0)))">
            <text:p/>
          </table:table-cell>
          <table:table-cell table:style-name="ce5" table:formula="of:=IF([.X4]=&quot;&quot;;&quot;&quot;;INDEX([$'Lookup Table'.$A$1:$'Lookup Table'.$A$1048576]; MATCH([.X4]; [$'Lookup Table'.$B$1:$'Lookup Table'.$B$1048576]; 0)))">
            <text:p/>
          </table:table-cell>
          <table:table-cell table:style-name="ce5" table:formula="of:=IF([.Y4]=&quot;&quot;;&quot;&quot;;INDEX([$'Lookup Table'.$A$1:$'Lookup Table'.$A$1048576]; MATCH([.Y4]; [$'Lookup Table'.$B$1:$'Lookup Table'.$B$1048576]; 0)))">
            <text:p/>
          </table:table-cell>
          <table:table-cell table:style-name="ce5" table:formula="of:=IF([.Z4]=&quot;&quot;;&quot;&quot;;INDEX([$'Lookup Table'.$A$1:$'Lookup Table'.$A$1048576]; MATCH([.Z4]; [$'Lookup Table'.$B$1:$'Lookup Table'.$B$1048576]; 0)))">
            <text:p/>
          </table:table-cell>
          <table:table-cell table:style-name="ce5" table:formula="of:=IF([.AA4]=&quot;&quot;;&quot;&quot;;INDEX([$'Lookup Table'.$A$1:$'Lookup Table'.$A$1048576]; MATCH([.AA4]; [$'Lookup Table'.$B$1:$'Lookup Table'.$B$1048576]; 0)))">
            <text:p/>
          </table:table-cell>
          <table:table-cell table:style-name="ce5" table:formula="of:=IF([.AB4]=&quot;&quot;;&quot;&quot;;INDEX([$'Lookup Table'.$A$1:$'Lookup Table'.$A$1048576]; MATCH([.AB4]; [$'Lookup Table'.$B$1:$'Lookup Table'.$B$1048576]; 0)))">
            <text:p/>
          </table:table-cell>
          <table:table-cell table:style-name="ce5" table:formula="of:=IF([.AC4]=&quot;&quot;;&quot;&quot;;INDEX([$'Lookup Table'.$A$1:$'Lookup Table'.$A$1048576]; MATCH([.AC4]; [$'Lookup Table'.$B$1:$'Lookup Table'.$B$1048576]; 0)))">
            <text:p/>
          </table:table-cell>
          <table:table-cell table:style-name="ce5" table:formula="of:=IF([.AD4]=&quot;&quot;;&quot;&quot;;INDEX([$'Lookup Table'.$A$1:$'Lookup Table'.$A$1048576]; MATCH([.AD4]; [$'Lookup Table'.$B$1:$'Lookup Table'.$B$1048576]; 0)))">
            <text:p/>
          </table:table-cell>
          <table:table-cell table:style-name="ce5" table:formula="of:=IF([.AE4]=&quot;&quot;;&quot;&quot;;INDEX([$'Lookup Table'.$A$1:$'Lookup Table'.$A$1048576]; MATCH([.AE4]; [$'Lookup Table'.$B$1:$'Lookup Table'.$B$1048576]; 0)))">
            <text:p/>
          </table:table-cell>
          <table:table-cell table:style-name="ce5" table:formula="of:=IF([.AF4]=&quot;&quot;;&quot;&quot;;INDEX([$'Lookup Table'.$A$1:$'Lookup Table'.$A$1048576]; MATCH([.AF4]; [$'Lookup Table'.$B$1:$'Lookup Table'.$B$1048576]; 0)))">
            <text:p/>
          </table:table-cell>
          <table:table-cell table:style-name="ce5" table:formula="of:=IF([.AG4]=&quot;&quot;;&quot;&quot;;INDEX([$'Lookup Table'.$A$1:$'Lookup Table'.$A$1048576]; MATCH([.AG4]; [$'Lookup Table'.$B$1:$'Lookup Table'.$B$1048576]; 0)))">
            <text:p/>
          </table:table-cell>
          <table:table-cell table:style-name="ce5" table:formula="of:=IF([.AH4]=&quot;&quot;;&quot;&quot;;INDEX([$'Lookup Table'.$A$1:$'Lookup Table'.$A$1048576]; MATCH([.AH4]; [$'Lookup Table'.$B$1:$'Lookup Table'.$B$1048576]; 0)))">
            <text:p/>
          </table:table-cell>
          <table:table-cell table:style-name="ce5" table:formula="of:=IF([.AI4]=&quot;&quot;;&quot;&quot;;INDEX([$'Lookup Table'.$A$1:$'Lookup Table'.$A$1048576]; MATCH([.AI4]; [$'Lookup Table'.$B$1:$'Lookup Table'.$B$1048576]; 0)))">
            <text:p/>
          </table:table-cell>
          <table:table-cell table:style-name="ce5" table:formula="of:=IF([.AJ4]=&quot;&quot;;&quot;&quot;;INDEX([$'Lookup Table'.$A$1:$'Lookup Table'.$A$1048576]; MATCH([.AJ4]; [$'Lookup Table'.$B$1:$'Lookup Table'.$B$1048576]; 0)))">
            <text:p/>
          </table:table-cell>
          <table:table-cell table:style-name="ce5" table:formula="of:=IF([.AK4]=&quot;&quot;;&quot;&quot;;INDEX([$'Lookup Table'.$A$1:$'Lookup Table'.$A$1048576]; MATCH([.AK4]; [$'Lookup Table'.$B$1:$'Lookup Table'.$B$1048576]; 0)))">
            <text:p/>
          </table:table-cell>
          <table:table-cell table:style-name="ce5" table:formula="of:=IF([.AL4]=&quot;&quot;;&quot;&quot;;INDEX([$'Lookup Table'.$A$1:$'Lookup Table'.$A$1048576]; MATCH([.AL4]; [$'Lookup Table'.$B$1:$'Lookup Table'.$B$1048576]; 0)))">
            <text:p/>
          </table:table-cell>
          <table:table-cell table:style-name="ce5" table:formula="of:=IF([.AM4]=&quot;&quot;;&quot;&quot;;INDEX([$'Lookup Table'.$A$1:$'Lookup Table'.$A$1048576]; MATCH([.AM4]; [$'Lookup Table'.$B$1:$'Lookup Table'.$B$1048576]; 0)))">
            <text:p/>
          </table:table-cell>
          <table:table-cell table:style-name="ce5" table:formula="of:=IF([.AN4]=&quot;&quot;;&quot;&quot;;INDEX([$'Lookup Table'.$A$1:$'Lookup Table'.$A$1048576]; MATCH([.AN4]; [$'Lookup Table'.$B$1:$'Lookup Table'.$B$1048576]; 0)))">
            <text:p/>
          </table:table-cell>
          <table:table-cell table:style-name="ce5" table:formula="of:=IF([.AO4]=&quot;&quot;;&quot;&quot;;INDEX([$'Lookup Table'.$A$1:$'Lookup Table'.$A$1048576]; MATCH([.AO4]; [$'Lookup Table'.$B$1:$'Lookup Table'.$B$1048576]; 0)))">
            <text:p/>
          </table:table-cell>
          <table:table-cell table:style-name="ce5" table:formula="of:=IF([.AP4]=&quot;&quot;;&quot;&quot;;INDEX([$'Lookup Table'.$A$1:$'Lookup Table'.$A$1048576]; MATCH([.AP4]; [$'Lookup Table'.$B$1:$'Lookup Table'.$B$1048576]; 0)))">
            <text:p/>
          </table:table-cell>
          <table:table-cell table:style-name="ce5" table:formula="of:=IF([.AQ4]=&quot;&quot;;&quot;&quot;;INDEX([$'Lookup Table'.$A$1:$'Lookup Table'.$A$1048576]; MATCH([.AQ4]; [$'Lookup Table'.$B$1:$'Lookup Table'.$B$1048576]; 0)))">
            <text:p/>
          </table:table-cell>
          <table:table-cell table:style-name="ce5" table:formula="of:=IF([.AR4]=&quot;&quot;;&quot;&quot;;INDEX([$'Lookup Table'.$A$1:$'Lookup Table'.$A$1048576]; MATCH([.AR4]; [$'Lookup Table'.$B$1:$'Lookup Table'.$B$1048576]; 0)))">
            <text:p/>
          </table:table-cell>
          <table:table-cell table:style-name="ce5" table:formula="of:=IF([.AS4]=&quot;&quot;;&quot;&quot;;INDEX([$'Lookup Table'.$A$1:$'Lookup Table'.$A$1048576]; MATCH([.AS4]; [$'Lookup Table'.$B$1:$'Lookup Table'.$B$1048576]; 0)))">
            <text:p/>
          </table:table-cell>
          <table:table-cell table:style-name="ce5" table:formula="of:=IF([.AT4]=&quot;&quot;;&quot;&quot;;INDEX([$'Lookup Table'.$A$1:$'Lookup Table'.$A$1048576]; MATCH([.AT4]; [$'Lookup Table'.$B$1:$'Lookup Table'.$B$1048576]; 0)))">
            <text:p/>
          </table:table-cell>
          <table:table-cell table:style-name="ce5" table:formula="of:=IF([.AU4]=&quot;&quot;;&quot;&quot;;INDEX([$'Lookup Table'.$A$1:$'Lookup Table'.$A$1048576]; MATCH([.AU4]; [$'Lookup Table'.$B$1:$'Lookup Table'.$B$1048576]; 0)))">
            <text:p/>
          </table:table-cell>
          <table:table-cell table:style-name="ce5" table:formula="of:=IF([.AV4]=&quot;&quot;;&quot;&quot;;INDEX([$'Lookup Table'.$A$1:$'Lookup Table'.$A$1048576]; MATCH([.AV4]; [$'Lookup Table'.$B$1:$'Lookup Table'.$B$1048576]; 0)))">
            <text:p/>
          </table:table-cell>
          <table:table-cell table:style-name="ce5" table:formula="of:=IF([.AW4]=&quot;&quot;;&quot;&quot;;INDEX([$'Lookup Table'.$A$1:$'Lookup Table'.$A$1048576]; MATCH([.AW4]; [$'Lookup Table'.$B$1:$'Lookup Table'.$B$1048576]; 0)))">
            <text:p/>
          </table:table-cell>
          <table:table-cell table:style-name="ce5" table:formula="of:=IF([.AX4]=&quot;&quot;;&quot;&quot;;INDEX([$'Lookup Table'.$A$1:$'Lookup Table'.$A$1048576]; MATCH([.AX4]; [$'Lookup Table'.$B$1:$'Lookup Table'.$B$1048576]; 0)))">
            <text:p/>
          </table:table-cell>
          <table:table-cell table:style-name="ce5" table:formula="of:=IF([.AY4]=&quot;&quot;;&quot;&quot;;INDEX([$'Lookup Table'.$A$1:$'Lookup Table'.$A$1048576]; MATCH([.AY4]; [$'Lookup Table'.$B$1:$'Lookup Table'.$B$1048576]; 0)))">
            <text:p/>
          </table:table-cell>
          <table:table-cell table:style-name="ce5" table:formula="of:=IF([.AZ4]=&quot;&quot;;&quot;&quot;;INDEX([$'Lookup Table'.$A$1:$'Lookup Table'.$A$1048576]; MATCH([.AZ4]; [$'Lookup Table'.$B$1:$'Lookup Table'.$B$1048576]; 0)))">
            <text:p/>
          </table:table-cell>
          <table:table-cell table:style-name="ce5" table:formula="of:=IF([.BA4]=&quot;&quot;;&quot;&quot;;INDEX([$'Lookup Table'.$A$1:$'Lookup Table'.$A$1048576]; MATCH([.BA4]; [$'Lookup Table'.$B$1:$'Lookup Table'.$B$1048576]; 0)))">
            <text:p/>
          </table:table-cell>
          <table:table-cell table:style-name="ce5" table:formula="of:=IF([.BB4]=&quot;&quot;;&quot;&quot;;INDEX([$'Lookup Table'.$A$1:$'Lookup Table'.$A$1048576]; MATCH([.BB4]; [$'Lookup Table'.$B$1:$'Lookup Table'.$B$1048576]; 0)))">
            <text:p/>
          </table:table-cell>
          <table:table-cell table:style-name="ce5" table:formula="of:=IF([.BC4]=&quot;&quot;;&quot;&quot;;INDEX([$'Lookup Table'.$A$1:$'Lookup Table'.$A$1048576]; MATCH([.BC4]; [$'Lookup Table'.$B$1:$'Lookup Table'.$B$1048576]; 0)))">
            <text:p/>
          </table:table-cell>
          <table:table-cell table:style-name="ce5" table:formula="of:=IF([.BD4]=&quot;&quot;;&quot;&quot;;INDEX([$'Lookup Table'.$A$1:$'Lookup Table'.$A$1048576]; MATCH([.BD4]; [$'Lookup Table'.$B$1:$'Lookup Table'.$B$1048576]; 0)))">
            <text:p/>
          </table:table-cell>
          <table:table-cell table:style-name="ce5" table:formula="of:=IF([.BE4]=&quot;&quot;;&quot;&quot;;INDEX([$'Lookup Table'.$A$1:$'Lookup Table'.$A$1048576]; MATCH([.BE4]; [$'Lookup Table'.$B$1:$'Lookup Table'.$B$1048576]; 0)))">
            <text:p/>
          </table:table-cell>
          <table:table-cell table:style-name="ce5" table:formula="of:=IF([.BF4]=&quot;&quot;;&quot;&quot;;INDEX([$'Lookup Table'.$A$1:$'Lookup Table'.$A$1048576]; MATCH([.BF4]; [$'Lookup Table'.$B$1:$'Lookup Table'.$B$1048576]; 0)))">
            <text:p/>
          </table:table-cell>
          <table:table-cell table:style-name="ce5" table:formula="of:=IF([.BG4]=&quot;&quot;;&quot;&quot;;INDEX([$'Lookup Table'.$A$1:$'Lookup Table'.$A$1048576]; MATCH([.BG4]; [$'Lookup Table'.$B$1:$'Lookup Table'.$B$1048576]; 0)))">
            <text:p/>
          </table:table-cell>
          <table:table-cell table:style-name="ce5" table:formula="of:=IF([.BH4]=&quot;&quot;;&quot;&quot;;INDEX([$'Lookup Table'.$A$1:$'Lookup Table'.$A$1048576]; MATCH([.BH4]; [$'Lookup Table'.$B$1:$'Lookup Table'.$B$1048576]; 0)))">
            <text:p/>
          </table:table-cell>
        </table:table-row>
        <table:table-row table:style-name="ro1" table:number-rows-repeated="2">
          <table:table-cell table:number-columns-repeated="60"/>
        </table:table-row>
        <table:table-row table:style-name="ro1">
          <table:table-cell/>
          <table:table-cell office:value-type="string" calcext:value-type="string">
            <text:p>Encode:</text:p>
          </table:table-cell>
          <table:table-cell table:style-name="ce6"/>
          <table:table-cell table:number-columns-repeated="57"/>
        </table:table-row>
        <table:table-row table:style-name="ro1" table:visibility="collapse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 table:visibility="collapse">
          <table:table-cell table:number-columns-repeated="2"/>
          <table:table-cell table:formula="of:=MID([.$C$8];[.C$9];1)">
            <text:p/>
          </table:table-cell>
          <table:table-cell table:formula="of:=MID([.$C$8];[.D$9];1)">
            <text:p/>
          </table:table-cell>
          <table:table-cell table:formula="of:=MID([.$C$8];[.E$9];1)">
            <text:p/>
          </table:table-cell>
          <table:table-cell table:formula="of:=MID([.$C$8];[.F$9];1)">
            <text:p/>
          </table:table-cell>
          <table:table-cell table:formula="of:=MID([.$C$8];[.G$9];1)">
            <text:p/>
          </table:table-cell>
          <table:table-cell table:formula="of:=MID([.$C$8];[.H$9];1)">
            <text:p/>
          </table:table-cell>
          <table:table-cell table:formula="of:=MID([.$C$8];[.I$9];1)">
            <text:p/>
          </table:table-cell>
          <table:table-cell table:formula="of:=MID([.$C$8];[.J$9];1)">
            <text:p/>
          </table:table-cell>
          <table:table-cell table:formula="of:=MID([.$C$8];[.K$9];1)">
            <text:p/>
          </table:table-cell>
          <table:table-cell table:formula="of:=MID([.$C$8];[.L$9];1)">
            <text:p/>
          </table:table-cell>
          <table:table-cell table:formula="of:=MID([.$C$8];[.M$9];1)">
            <text:p/>
          </table:table-cell>
          <table:table-cell table:formula="of:=MID([.$C$8];[.N$9];1)">
            <text:p/>
          </table:table-cell>
          <table:table-cell table:formula="of:=MID([.$C$8];[.O$9];1)">
            <text:p/>
          </table:table-cell>
          <table:table-cell table:formula="of:=MID([.$C$8];[.P$9];1)">
            <text:p/>
          </table:table-cell>
          <table:table-cell table:formula="of:=MID([.$C$8];[.Q$9];1)">
            <text:p/>
          </table:table-cell>
          <table:table-cell table:formula="of:=MID([.$C$8];[.R$9];1)">
            <text:p/>
          </table:table-cell>
          <table:table-cell table:formula="of:=MID([.$C$8];[.S$9];1)">
            <text:p/>
          </table:table-cell>
          <table:table-cell table:formula="of:=MID([.$C$8];[.T$9];1)">
            <text:p/>
          </table:table-cell>
          <table:table-cell table:formula="of:=MID([.$C$8];[.U$9];1)">
            <text:p/>
          </table:table-cell>
          <table:table-cell table:formula="of:=MID([.$C$8];[.V$9];1)">
            <text:p/>
          </table:table-cell>
          <table:table-cell table:formula="of:=MID([.$C$8];[.W$9];1)">
            <text:p/>
          </table:table-cell>
          <table:table-cell table:formula="of:=MID([.$C$8];[.X$9];1)">
            <text:p/>
          </table:table-cell>
          <table:table-cell table:formula="of:=MID([.$C$8];[.Y$9];1)">
            <text:p/>
          </table:table-cell>
          <table:table-cell table:formula="of:=MID([.$C$8];[.Z$9];1)">
            <text:p/>
          </table:table-cell>
          <table:table-cell table:formula="of:=MID([.$C$8];[.AA$9];1)">
            <text:p/>
          </table:table-cell>
          <table:table-cell table:formula="of:=MID([.$C$8];[.AB$9];1)">
            <text:p/>
          </table:table-cell>
          <table:table-cell table:formula="of:=MID([.$C$8];[.AC$9];1)">
            <text:p/>
          </table:table-cell>
          <table:table-cell table:formula="of:=MID([.$C$8];[.AD$9];1)">
            <text:p/>
          </table:table-cell>
          <table:table-cell table:formula="of:=MID([.$C$8];[.AE$9];1)">
            <text:p/>
          </table:table-cell>
          <table:table-cell table:formula="of:=MID([.$C$8];[.AF$9];1)">
            <text:p/>
          </table:table-cell>
          <table:table-cell table:formula="of:=MID([.$C$8];[.AG$9];1)">
            <text:p/>
          </table:table-cell>
          <table:table-cell table:formula="of:=MID([.$C$8];[.AH$9];1)">
            <text:p/>
          </table:table-cell>
          <table:table-cell table:formula="of:=MID([.$C$8];[.AI$9];1)">
            <text:p/>
          </table:table-cell>
          <table:table-cell table:formula="of:=MID([.$C$8];[.AJ$9];1)">
            <text:p/>
          </table:table-cell>
          <table:table-cell table:formula="of:=MID([.$C$8];[.AK$9];1)">
            <text:p/>
          </table:table-cell>
          <table:table-cell table:formula="of:=MID([.$C$8];[.AL$9];1)">
            <text:p/>
          </table:table-cell>
          <table:table-cell table:formula="of:=MID([.$C$8];[.AM$9];1)">
            <text:p/>
          </table:table-cell>
          <table:table-cell table:formula="of:=MID([.$C$8];[.AN$9];1)">
            <text:p/>
          </table:table-cell>
          <table:table-cell table:formula="of:=MID([.$C$8];[.AO$9];1)">
            <text:p/>
          </table:table-cell>
          <table:table-cell table:formula="of:=MID([.$C$8];[.AP$9];1)">
            <text:p/>
          </table:table-cell>
          <table:table-cell table:formula="of:=MID([.$C$8];[.AQ$9];1)">
            <text:p/>
          </table:table-cell>
          <table:table-cell table:formula="of:=MID([.$C$8];[.AR$9];1)">
            <text:p/>
          </table:table-cell>
          <table:table-cell table:formula="of:=MID([.$C$8];[.AS$9];1)">
            <text:p/>
          </table:table-cell>
          <table:table-cell table:formula="of:=MID([.$C$8];[.AT$9];1)">
            <text:p/>
          </table:table-cell>
          <table:table-cell table:formula="of:=MID([.$C$8];[.AU$9];1)">
            <text:p/>
          </table:table-cell>
          <table:table-cell table:formula="of:=MID([.$C$8];[.AV$9];1)">
            <text:p/>
          </table:table-cell>
          <table:table-cell table:formula="of:=MID([.$C$8];[.AW$9];1)">
            <text:p/>
          </table:table-cell>
          <table:table-cell table:formula="of:=MID([.$C$8];[.AX$9];1)">
            <text:p/>
          </table:table-cell>
          <table:table-cell table:formula="of:=MID([.$C$8];[.AY$9];1)">
            <text:p/>
          </table:table-cell>
          <table:table-cell table:formula="of:=MID([.$C$8];[.AZ$9];1)">
            <text:p/>
          </table:table-cell>
          <table:table-cell table:formula="of:=MID([.$C$8];[.BA$9];1)">
            <text:p/>
          </table:table-cell>
          <table:table-cell table:formula="of:=MID([.$C$8];[.BB$9];1)">
            <text:p/>
          </table:table-cell>
          <table:table-cell table:formula="of:=MID([.$C$8];[.BC$9];1)">
            <text:p/>
          </table:table-cell>
          <table:table-cell table:formula="of:=MID([.$C$8];[.BD$9];1)">
            <text:p/>
          </table:table-cell>
          <table:table-cell table:formula="of:=MID([.$C$8];[.BE$9];1)">
            <text:p/>
          </table:table-cell>
          <table:table-cell table:formula="of:=MID([.$C$8];[.BF$9];1)">
            <text:p/>
          </table:table-cell>
          <table:table-cell table:formula="of:=MID([.$C$8];[.BG$9];1)">
            <text:p/>
          </table:table-cell>
          <table:table-cell table:formula="of:=MID([.$C$8];[.BH$9];1)">
            <text:p/>
          </table:table-cell>
        </table:table-row>
        <table:table-row table:style-name="ro1">
          <table:table-cell/>
          <table:table-cell office:value-type="string" calcext:value-type="string">
            <text:p>Result:</text:p>
          </table:table-cell>
          <table:table-cell table:style-name="ce5" table:formula="of:=IF([.C10]=&quot;&quot;;&quot;&quot;;INDEX([$'Lookup Table'.$B$1:$'Lookup Table'.$B$1048576];MATCH(1;EXACT([$'Lookup Table'.$A$1:$'Lookup Table'.$A$1048576];[.C10]);0)))">
            <text:p/>
          </table:table-cell>
          <table:table-cell table:style-name="ce5" table:formula="of:=IF([.D10]=&quot;&quot;;&quot;&quot;;INDEX([$'Lookup Table'.$B$1:$'Lookup Table'.$B$1048576];MATCH(1;EXACT([$'Lookup Table'.$A$1:$'Lookup Table'.$A$1048576];[.D10]);0)))">
            <text:p/>
          </table:table-cell>
          <table:table-cell table:style-name="ce5" table:formula="of:=IF([.E10]=&quot;&quot;;&quot;&quot;;INDEX([$'Lookup Table'.$B$1:$'Lookup Table'.$B$1048576];MATCH(1;EXACT([$'Lookup Table'.$A$1:$'Lookup Table'.$A$1048576];[.E10]);0)))">
            <text:p/>
          </table:table-cell>
          <table:table-cell table:style-name="ce5" table:formula="of:=IF([.F10]=&quot;&quot;;&quot;&quot;;INDEX([$'Lookup Table'.$B$1:$'Lookup Table'.$B$1048576];MATCH(1;EXACT([$'Lookup Table'.$A$1:$'Lookup Table'.$A$1048576];[.F10]);0)))">
            <text:p/>
          </table:table-cell>
          <table:table-cell table:style-name="ce5" table:formula="of:=IF([.G10]=&quot;&quot;;&quot;&quot;;INDEX([$'Lookup Table'.$B$1:$'Lookup Table'.$B$1048576];MATCH(1;EXACT([$'Lookup Table'.$A$1:$'Lookup Table'.$A$1048576];[.G10]);0)))">
            <text:p/>
          </table:table-cell>
          <table:table-cell table:style-name="ce5" table:formula="of:=IF([.H10]=&quot;&quot;;&quot;&quot;;INDEX([$'Lookup Table'.$B$1:$'Lookup Table'.$B$1048576];MATCH(1;EXACT([$'Lookup Table'.$A$1:$'Lookup Table'.$A$1048576];[.H10]);0)))">
            <text:p/>
          </table:table-cell>
          <table:table-cell table:style-name="ce5" table:formula="of:=IF([.I10]=&quot;&quot;;&quot;&quot;;INDEX([$'Lookup Table'.$B$1:$'Lookup Table'.$B$1048576];MATCH(1;EXACT([$'Lookup Table'.$A$1:$'Lookup Table'.$A$1048576];[.I10]);0)))">
            <text:p/>
          </table:table-cell>
          <table:table-cell table:style-name="ce5" table:formula="of:=IF([.J10]=&quot;&quot;;&quot;&quot;;INDEX([$'Lookup Table'.$B$1:$'Lookup Table'.$B$1048576];MATCH(1;EXACT([$'Lookup Table'.$A$1:$'Lookup Table'.$A$1048576];[.J10]);0)))">
            <text:p/>
          </table:table-cell>
          <table:table-cell table:style-name="ce5" table:formula="of:=IF([.K10]=&quot;&quot;;&quot;&quot;;INDEX([$'Lookup Table'.$B$1:$'Lookup Table'.$B$1048576];MATCH(1;EXACT([$'Lookup Table'.$A$1:$'Lookup Table'.$A$1048576];[.K10]);0)))">
            <text:p/>
          </table:table-cell>
          <table:table-cell table:style-name="ce5" table:formula="of:=IF([.L10]=&quot;&quot;;&quot;&quot;;INDEX([$'Lookup Table'.$B$1:$'Lookup Table'.$B$1048576];MATCH(1;EXACT([$'Lookup Table'.$A$1:$'Lookup Table'.$A$1048576];[.L10]);0)))">
            <text:p/>
          </table:table-cell>
          <table:table-cell table:style-name="ce5" table:formula="of:=IF([.M10]=&quot;&quot;;&quot;&quot;;INDEX([$'Lookup Table'.$B$1:$'Lookup Table'.$B$1048576];MATCH(1;EXACT([$'Lookup Table'.$A$1:$'Lookup Table'.$A$1048576];[.M10]);0)))">
            <text:p/>
          </table:table-cell>
          <table:table-cell table:style-name="ce5" table:formula="of:=IF([.N10]=&quot;&quot;;&quot;&quot;;INDEX([$'Lookup Table'.$B$1:$'Lookup Table'.$B$1048576];MATCH(1;EXACT([$'Lookup Table'.$A$1:$'Lookup Table'.$A$1048576];[.N10]);0)))">
            <text:p/>
          </table:table-cell>
          <table:table-cell table:style-name="ce5" table:formula="of:=IF([.O10]=&quot;&quot;;&quot;&quot;;INDEX([$'Lookup Table'.$B$1:$'Lookup Table'.$B$1048576];MATCH(1;EXACT([$'Lookup Table'.$A$1:$'Lookup Table'.$A$1048576];[.O10]);0)))">
            <text:p/>
          </table:table-cell>
          <table:table-cell table:style-name="ce5" table:formula="of:=IF([.P10]=&quot;&quot;;&quot;&quot;;INDEX([$'Lookup Table'.$B$1:$'Lookup Table'.$B$1048576];MATCH(1;EXACT([$'Lookup Table'.$A$1:$'Lookup Table'.$A$1048576];[.P10]);0)))">
            <text:p/>
          </table:table-cell>
          <table:table-cell table:style-name="ce5" table:formula="of:=IF([.Q10]=&quot;&quot;;&quot;&quot;;INDEX([$'Lookup Table'.$B$1:$'Lookup Table'.$B$1048576];MATCH(1;EXACT([$'Lookup Table'.$A$1:$'Lookup Table'.$A$1048576];[.Q10]);0)))">
            <text:p/>
          </table:table-cell>
          <table:table-cell table:style-name="ce5" table:formula="of:=IF([.R10]=&quot;&quot;;&quot;&quot;;INDEX([$'Lookup Table'.$B$1:$'Lookup Table'.$B$1048576];MATCH(1;EXACT([$'Lookup Table'.$A$1:$'Lookup Table'.$A$1048576];[.R10]);0)))">
            <text:p/>
          </table:table-cell>
          <table:table-cell table:style-name="ce5" table:formula="of:=IF([.S10]=&quot;&quot;;&quot;&quot;;INDEX([$'Lookup Table'.$B$1:$'Lookup Table'.$B$1048576];MATCH(1;EXACT([$'Lookup Table'.$A$1:$'Lookup Table'.$A$1048576];[.S10]);0)))">
            <text:p/>
          </table:table-cell>
          <table:table-cell table:style-name="ce5" table:formula="of:=IF([.T10]=&quot;&quot;;&quot;&quot;;INDEX([$'Lookup Table'.$B$1:$'Lookup Table'.$B$1048576];MATCH(1;EXACT([$'Lookup Table'.$A$1:$'Lookup Table'.$A$1048576];[.T10]);0)))">
            <text:p/>
          </table:table-cell>
          <table:table-cell table:style-name="ce5" table:formula="of:=IF([.U10]=&quot;&quot;;&quot;&quot;;INDEX([$'Lookup Table'.$B$1:$'Lookup Table'.$B$1048576];MATCH(1;EXACT([$'Lookup Table'.$A$1:$'Lookup Table'.$A$1048576];[.U10]);0)))">
            <text:p/>
          </table:table-cell>
          <table:table-cell table:style-name="ce5" table:formula="of:=IF([.V10]=&quot;&quot;;&quot;&quot;;INDEX([$'Lookup Table'.$B$1:$'Lookup Table'.$B$1048576];MATCH(1;EXACT([$'Lookup Table'.$A$1:$'Lookup Table'.$A$1048576];[.V10]);0)))">
            <text:p/>
          </table:table-cell>
          <table:table-cell table:style-name="ce5" table:formula="of:=IF([.W10]=&quot;&quot;;&quot;&quot;;INDEX([$'Lookup Table'.$B$1:$'Lookup Table'.$B$1048576];MATCH(1;EXACT([$'Lookup Table'.$A$1:$'Lookup Table'.$A$1048576];[.W10]);0)))">
            <text:p/>
          </table:table-cell>
          <table:table-cell table:style-name="ce5" table:formula="of:=IF([.X10]=&quot;&quot;;&quot;&quot;;INDEX([$'Lookup Table'.$B$1:$'Lookup Table'.$B$1048576];MATCH(1;EXACT([$'Lookup Table'.$A$1:$'Lookup Table'.$A$1048576];[.X10]);0)))">
            <text:p/>
          </table:table-cell>
          <table:table-cell table:style-name="ce5" table:formula="of:=IF([.Y10]=&quot;&quot;;&quot;&quot;;INDEX([$'Lookup Table'.$B$1:$'Lookup Table'.$B$1048576];MATCH(1;EXACT([$'Lookup Table'.$A$1:$'Lookup Table'.$A$1048576];[.Y10]);0)))">
            <text:p/>
          </table:table-cell>
          <table:table-cell table:style-name="ce5" table:formula="of:=IF([.Z10]=&quot;&quot;;&quot;&quot;;INDEX([$'Lookup Table'.$B$1:$'Lookup Table'.$B$1048576];MATCH(1;EXACT([$'Lookup Table'.$A$1:$'Lookup Table'.$A$1048576];[.Z10]);0)))">
            <text:p/>
          </table:table-cell>
          <table:table-cell table:style-name="ce5" table:formula="of:=IF([.AA10]=&quot;&quot;;&quot;&quot;;INDEX([$'Lookup Table'.$B$1:$'Lookup Table'.$B$1048576];MATCH(1;EXACT([$'Lookup Table'.$A$1:$'Lookup Table'.$A$1048576];[.AA10]);0)))">
            <text:p/>
          </table:table-cell>
          <table:table-cell table:style-name="ce5" table:formula="of:=IF([.AB10]=&quot;&quot;;&quot;&quot;;INDEX([$'Lookup Table'.$B$1:$'Lookup Table'.$B$1048576];MATCH(1;EXACT([$'Lookup Table'.$A$1:$'Lookup Table'.$A$1048576];[.AB10]);0)))">
            <text:p/>
          </table:table-cell>
          <table:table-cell table:style-name="ce5" table:formula="of:=IF([.AC10]=&quot;&quot;;&quot;&quot;;INDEX([$'Lookup Table'.$B$1:$'Lookup Table'.$B$1048576];MATCH(1;EXACT([$'Lookup Table'.$A$1:$'Lookup Table'.$A$1048576];[.AC10]);0)))">
            <text:p/>
          </table:table-cell>
          <table:table-cell table:style-name="ce5" table:formula="of:=IF([.AD10]=&quot;&quot;;&quot;&quot;;INDEX([$'Lookup Table'.$B$1:$'Lookup Table'.$B$1048576];MATCH(1;EXACT([$'Lookup Table'.$A$1:$'Lookup Table'.$A$1048576];[.AD10]);0)))">
            <text:p/>
          </table:table-cell>
          <table:table-cell table:style-name="ce5" table:formula="of:=IF([.AE10]=&quot;&quot;;&quot;&quot;;INDEX([$'Lookup Table'.$B$1:$'Lookup Table'.$B$1048576];MATCH(1;EXACT([$'Lookup Table'.$A$1:$'Lookup Table'.$A$1048576];[.AE10]);0)))">
            <text:p/>
          </table:table-cell>
          <table:table-cell table:style-name="ce5" table:formula="of:=IF([.AF10]=&quot;&quot;;&quot;&quot;;INDEX([$'Lookup Table'.$B$1:$'Lookup Table'.$B$1048576];MATCH(1;EXACT([$'Lookup Table'.$A$1:$'Lookup Table'.$A$1048576];[.AF10]);0)))">
            <text:p/>
          </table:table-cell>
          <table:table-cell table:style-name="ce5" table:formula="of:=IF([.AG10]=&quot;&quot;;&quot;&quot;;INDEX([$'Lookup Table'.$B$1:$'Lookup Table'.$B$1048576];MATCH(1;EXACT([$'Lookup Table'.$A$1:$'Lookup Table'.$A$1048576];[.AG10]);0)))">
            <text:p/>
          </table:table-cell>
          <table:table-cell table:style-name="ce5" table:formula="of:=IF([.AH10]=&quot;&quot;;&quot;&quot;;INDEX([$'Lookup Table'.$B$1:$'Lookup Table'.$B$1048576];MATCH(1;EXACT([$'Lookup Table'.$A$1:$'Lookup Table'.$A$1048576];[.AH10]);0)))">
            <text:p/>
          </table:table-cell>
          <table:table-cell table:style-name="ce5" table:formula="of:=IF([.AI10]=&quot;&quot;;&quot;&quot;;INDEX([$'Lookup Table'.$B$1:$'Lookup Table'.$B$1048576];MATCH(1;EXACT([$'Lookup Table'.$A$1:$'Lookup Table'.$A$1048576];[.AI10]);0)))">
            <text:p/>
          </table:table-cell>
          <table:table-cell table:style-name="ce5" table:formula="of:=IF([.AJ10]=&quot;&quot;;&quot;&quot;;INDEX([$'Lookup Table'.$B$1:$'Lookup Table'.$B$1048576];MATCH(1;EXACT([$'Lookup Table'.$A$1:$'Lookup Table'.$A$1048576];[.AJ10]);0)))">
            <text:p/>
          </table:table-cell>
          <table:table-cell table:style-name="ce5" table:formula="of:=IF([.AK10]=&quot;&quot;;&quot;&quot;;INDEX([$'Lookup Table'.$B$1:$'Lookup Table'.$B$1048576];MATCH(1;EXACT([$'Lookup Table'.$A$1:$'Lookup Table'.$A$1048576];[.AK10]);0)))">
            <text:p/>
          </table:table-cell>
          <table:table-cell table:style-name="ce5" table:formula="of:=IF([.AL10]=&quot;&quot;;&quot;&quot;;INDEX([$'Lookup Table'.$B$1:$'Lookup Table'.$B$1048576];MATCH(1;EXACT([$'Lookup Table'.$A$1:$'Lookup Table'.$A$1048576];[.AL10]);0)))">
            <text:p/>
          </table:table-cell>
          <table:table-cell table:style-name="ce5" table:formula="of:=IF([.AM10]=&quot;&quot;;&quot;&quot;;INDEX([$'Lookup Table'.$B$1:$'Lookup Table'.$B$1048576];MATCH(1;EXACT([$'Lookup Table'.$A$1:$'Lookup Table'.$A$1048576];[.AM10]);0)))">
            <text:p/>
          </table:table-cell>
          <table:table-cell table:style-name="ce5" table:formula="of:=IF([.AN10]=&quot;&quot;;&quot;&quot;;INDEX([$'Lookup Table'.$B$1:$'Lookup Table'.$B$1048576];MATCH(1;EXACT([$'Lookup Table'.$A$1:$'Lookup Table'.$A$1048576];[.AN10]);0)))">
            <text:p/>
          </table:table-cell>
          <table:table-cell table:style-name="ce5" table:formula="of:=IF([.AO10]=&quot;&quot;;&quot;&quot;;INDEX([$'Lookup Table'.$B$1:$'Lookup Table'.$B$1048576];MATCH(1;EXACT([$'Lookup Table'.$A$1:$'Lookup Table'.$A$1048576];[.AO10]);0)))">
            <text:p/>
          </table:table-cell>
          <table:table-cell table:style-name="ce5" table:formula="of:=IF([.AP10]=&quot;&quot;;&quot;&quot;;INDEX([$'Lookup Table'.$B$1:$'Lookup Table'.$B$1048576];MATCH(1;EXACT([$'Lookup Table'.$A$1:$'Lookup Table'.$A$1048576];[.AP10]);0)))">
            <text:p/>
          </table:table-cell>
          <table:table-cell table:style-name="ce5" table:formula="of:=IF([.AQ10]=&quot;&quot;;&quot;&quot;;INDEX([$'Lookup Table'.$B$1:$'Lookup Table'.$B$1048576];MATCH(1;EXACT([$'Lookup Table'.$A$1:$'Lookup Table'.$A$1048576];[.AQ10]);0)))">
            <text:p/>
          </table:table-cell>
          <table:table-cell table:style-name="ce5" table:formula="of:=IF([.AR10]=&quot;&quot;;&quot;&quot;;INDEX([$'Lookup Table'.$B$1:$'Lookup Table'.$B$1048576];MATCH(1;EXACT([$'Lookup Table'.$A$1:$'Lookup Table'.$A$1048576];[.AR10]);0)))">
            <text:p/>
          </table:table-cell>
          <table:table-cell table:style-name="ce5" table:formula="of:=IF([.AS10]=&quot;&quot;;&quot;&quot;;INDEX([$'Lookup Table'.$B$1:$'Lookup Table'.$B$1048576];MATCH(1;EXACT([$'Lookup Table'.$A$1:$'Lookup Table'.$A$1048576];[.AS10]);0)))">
            <text:p/>
          </table:table-cell>
          <table:table-cell table:style-name="ce5" table:formula="of:=IF([.AT10]=&quot;&quot;;&quot;&quot;;INDEX([$'Lookup Table'.$B$1:$'Lookup Table'.$B$1048576];MATCH(1;EXACT([$'Lookup Table'.$A$1:$'Lookup Table'.$A$1048576];[.AT10]);0)))">
            <text:p/>
          </table:table-cell>
          <table:table-cell table:style-name="ce5" table:formula="of:=IF([.AU10]=&quot;&quot;;&quot;&quot;;INDEX([$'Lookup Table'.$B$1:$'Lookup Table'.$B$1048576];MATCH(1;EXACT([$'Lookup Table'.$A$1:$'Lookup Table'.$A$1048576];[.AU10]);0)))">
            <text:p/>
          </table:table-cell>
          <table:table-cell table:style-name="ce5" table:formula="of:=IF([.AV10]=&quot;&quot;;&quot;&quot;;INDEX([$'Lookup Table'.$B$1:$'Lookup Table'.$B$1048576];MATCH(1;EXACT([$'Lookup Table'.$A$1:$'Lookup Table'.$A$1048576];[.AV10]);0)))">
            <text:p/>
          </table:table-cell>
          <table:table-cell table:style-name="ce5" table:formula="of:=IF([.AW10]=&quot;&quot;;&quot;&quot;;INDEX([$'Lookup Table'.$B$1:$'Lookup Table'.$B$1048576];MATCH(1;EXACT([$'Lookup Table'.$A$1:$'Lookup Table'.$A$1048576];[.AW10]);0)))">
            <text:p/>
          </table:table-cell>
          <table:table-cell table:style-name="ce5" table:formula="of:=IF([.AX10]=&quot;&quot;;&quot;&quot;;INDEX([$'Lookup Table'.$B$1:$'Lookup Table'.$B$1048576];MATCH(1;EXACT([$'Lookup Table'.$A$1:$'Lookup Table'.$A$1048576];[.AX10]);0)))">
            <text:p/>
          </table:table-cell>
          <table:table-cell table:style-name="ce5" table:formula="of:=IF([.AY10]=&quot;&quot;;&quot;&quot;;INDEX([$'Lookup Table'.$B$1:$'Lookup Table'.$B$1048576];MATCH(1;EXACT([$'Lookup Table'.$A$1:$'Lookup Table'.$A$1048576];[.AY10]);0)))">
            <text:p/>
          </table:table-cell>
          <table:table-cell table:style-name="ce5" table:formula="of:=IF([.AZ10]=&quot;&quot;;&quot;&quot;;INDEX([$'Lookup Table'.$B$1:$'Lookup Table'.$B$1048576];MATCH(1;EXACT([$'Lookup Table'.$A$1:$'Lookup Table'.$A$1048576];[.AZ10]);0)))">
            <text:p/>
          </table:table-cell>
          <table:table-cell table:style-name="ce5" table:formula="of:=IF([.BA10]=&quot;&quot;;&quot;&quot;;INDEX([$'Lookup Table'.$B$1:$'Lookup Table'.$B$1048576];MATCH(1;EXACT([$'Lookup Table'.$A$1:$'Lookup Table'.$A$1048576];[.BA10]);0)))">
            <text:p/>
          </table:table-cell>
          <table:table-cell table:style-name="ce5" table:formula="of:=IF([.BB10]=&quot;&quot;;&quot;&quot;;INDEX([$'Lookup Table'.$B$1:$'Lookup Table'.$B$1048576];MATCH(1;EXACT([$'Lookup Table'.$A$1:$'Lookup Table'.$A$1048576];[.BB10]);0)))">
            <text:p/>
          </table:table-cell>
          <table:table-cell table:style-name="ce5" table:formula="of:=IF([.BC10]=&quot;&quot;;&quot;&quot;;INDEX([$'Lookup Table'.$B$1:$'Lookup Table'.$B$1048576];MATCH(1;EXACT([$'Lookup Table'.$A$1:$'Lookup Table'.$A$1048576];[.BC10]);0)))">
            <text:p/>
          </table:table-cell>
          <table:table-cell table:style-name="ce5" table:formula="of:=IF([.BD10]=&quot;&quot;;&quot;&quot;;INDEX([$'Lookup Table'.$B$1:$'Lookup Table'.$B$1048576];MATCH(1;EXACT([$'Lookup Table'.$A$1:$'Lookup Table'.$A$1048576];[.BD10]);0)))">
            <text:p/>
          </table:table-cell>
          <table:table-cell table:style-name="ce5" table:formula="of:=IF([.BE10]=&quot;&quot;;&quot;&quot;;INDEX([$'Lookup Table'.$B$1:$'Lookup Table'.$B$1048576];MATCH(1;EXACT([$'Lookup Table'.$A$1:$'Lookup Table'.$A$1048576];[.BE10]);0)))">
            <text:p/>
          </table:table-cell>
          <table:table-cell table:style-name="ce5" table:formula="of:=IF([.BF10]=&quot;&quot;;&quot;&quot;;INDEX([$'Lookup Table'.$B$1:$'Lookup Table'.$B$1048576];MATCH(1;EXACT([$'Lookup Table'.$A$1:$'Lookup Table'.$A$1048576];[.BF10]);0)))">
            <text:p/>
          </table:table-cell>
          <table:table-cell table:style-name="ce5" table:formula="of:=IF([.BG10]=&quot;&quot;;&quot;&quot;;INDEX([$'Lookup Table'.$B$1:$'Lookup Table'.$B$1048576];MATCH(1;EXACT([$'Lookup Table'.$A$1:$'Lookup Table'.$A$1048576];[.BG10]);0)))">
            <text:p/>
          </table:table-cell>
          <table:table-cell table:style-name="ce5" table:formula="of:=IF([.BH10]=&quot;&quot;;&quot;&quot;;INDEX([$'Lookup Table'.$B$1:$'Lookup Table'.$B$1048576];MATCH(1;EXACT([$'Lookup Table'.$A$1:$'Lookup Table'.$A$1048576];[.BH10]);0)))">
            <text:p/>
          </table:table-cell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table:style-name="ce5"/>
          <table:table-cell table:number-columns-repeated="57"/>
        </table:table-row>
        <table:table-row table:style-name="ro1" table:number-rows-repeated="1048560">
          <table:table-cell table:number-columns-repeated="60"/>
        </table:table-row>
        <table:table-row table:style-name="ro1">
          <table:table-cell table:number-columns-repeated="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8">00/00/0000</text:date>, <text:time style:data-style-name="N2" text:time-value="17:33:02.3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5:27:04.838000000</meta:creation-date>
    <dc:date>2018-02-18T20:22:49.214000000</dc:date>
    <meta:editing-duration>PT3H47M24S</meta:editing-duration>
    <meta:editing-cycles>12</meta:editing-cycles>
    <meta:generator>LibreOffice/6.0.0.3$Windows_X86_64 LibreOffice_project/64a0f66915f38c6217de274f0aa8e15618924765</meta:generator>
    <meta:document-statistic meta:table-count="2" meta:cell-count="908" meta:object-count="0"/>
  </office:meta>
</office:document-meta>
</file>